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d710d"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0076f" style:font-style-asian="normal" style:font-style-complex="normal"/>
    </style:style>
    <style:style style:name="P4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style:font-style-asian="normal" style:font-style-complex="normal"/>
    </style:style>
    <style:style style:name="P4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26972d"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6972d" officeooo:paragraph-rsid="0026972d" style:font-style-asian="normal" style:font-style-complex="normal"/>
    </style:style>
    <style:style style:name="P4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972d" officeooo:paragraph-rsid="0026972d" style:font-style-asian="normal" style:font-style-complex="normal"/>
    </style:style>
    <style:style style:name="P4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972d" officeooo:paragraph-rsid="00296192" style:font-style-asian="normal" style:font-style-complex="normal"/>
    </style:style>
    <style:style style:name="P4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81ad9" officeooo:paragraph-rsid="00281ad9" style:font-style-asian="normal" style:font-style-complex="normal"/>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9ef96" officeooo:paragraph-rsid="0029ef96" style:font-style-asian="normal" style:font-style-complex="normal"/>
    </style:style>
    <style:style style:name="P4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0ceb8" officeooo:paragraph-rsid="0030ceb8"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bac8"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972d" officeooo:paragraph-rsid="0026972d"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0979" officeooo:paragraph-rsid="002ff2a9"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ff2a9" officeooo:paragraph-rsid="002ff2a9"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Text_20_body">
      <style:paragraph-properties fo:text-align="justify" style:justify-single-word="false"/>
    </style:style>
    <style:style style:name="P77" style:family="paragraph" style:parent-style-name="Text_20_body">
      <style:text-properties fo:color="#ff6600" fo:language="ru" fo:country="RU"/>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center" style:justify-single-word="false" fo:text-indent="0in" style:auto-text-indent="false"/>
    </style:style>
    <style:style style:name="P8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5" style:family="paragraph" style:parent-style-name="Footnote">
      <style:text-properties fo:language="en" fo:country="US"/>
    </style:style>
    <style:style style:name="P96" style:family="paragraph" style:parent-style-name="Footnot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4" style:family="paragraph" style:parent-style-name="Text_20_body" style:list-style-name="L1">
      <style:paragraph-properties fo:text-align="justify" style:justify-single-word="false"/>
    </style:style>
    <style:style style:name="P105" style:family="paragraph" style:parent-style-name="Text_20_body" style:list-style-name="L1">
      <style:paragraph-properties fo:text-align="justify" style:justify-single-word="false"/>
      <style:text-properties fo:language="ru" fo:country="RU"/>
    </style:style>
    <style:style style:name="P106" style:family="paragraph" style:parent-style-name="Text_20_body" style:list-style-name="L2">
      <style:paragraph-properties fo:text-align="justify" style:justify-single-word="false"/>
      <style:text-properties fo:language="ru" fo:country="RU"/>
    </style:style>
    <style:style style:name="P107" style:family="paragraph" style:parent-style-name="Text_20_body" style:list-style-name="L3">
      <style:text-properties fo:language="ru" fo:country="RU"/>
    </style:style>
    <style:style style:name="P10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30ceb8" officeooo:paragraph-rsid="0030ceb8" style:font-style-asian="normal" style:font-style-complex="normal"/>
    </style:style>
    <style:style style:name="P1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30ceb8" officeooo:paragraph-rsid="003e23fe" style:font-style-asian="normal" style:font-style-complex="normal"/>
    </style:style>
    <style:style style:name="P11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ff2a9" officeooo:paragraph-rsid="003e23fe" style:font-style-asian="normal" style:font-style-complex="normal"/>
    </style:style>
    <style:style style:name="P11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ff2a9" officeooo:paragraph-rsid="00416c04" style:font-style-asian="normal" style:font-style-complex="normal"/>
    </style:style>
    <style:style style:name="P11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ff2a9" officeooo:paragraph-rsid="00462c2a" style:font-style-asian="normal" style:font-style-complex="normal"/>
    </style:style>
    <style:style style:name="P11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ff2a9" officeooo:paragraph-rsid="004ba809" style:font-style-asian="normal" style:font-style-complex="normal"/>
    </style:style>
    <style:style style:name="P11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ea638" officeooo:paragraph-rsid="003ea638" style:font-style-asian="normal" style:font-style-complex="normal"/>
    </style:style>
    <style:style style:name="P11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7ec7b" officeooo:paragraph-rsid="0047ec7b" style:font-style-asian="normal" style:font-style-complex="normal"/>
    </style:style>
    <style:style style:name="P11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Heading_20_2">
      <loext:graphic-properties draw:fill="solid" draw:fill-color="#eeeeee" draw:opacity="100%"/>
      <style:paragraph-properties fo:background-color="#eeeeee"/>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1">
      <loext:graphic-properties draw:fill="solid" draw:fill-color="#eeeeee" draw:opacity="100%"/>
      <style:paragraph-properties fo:background-color="#eeeeee"/>
    </style:style>
    <style:style style:name="P124" style:family="paragraph" style:parent-style-name="Heading_20_1">
      <style:paragraph-properties fo:margin-left="0in" fo:margin-right="0in" fo:text-align="center" style:justify-single-word="false" fo:text-indent="0.1965in" style:auto-text-indent="false"/>
    </style:style>
    <style:style style:name="P12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30ceb8"/>
    </style:style>
    <style:style style:name="T6" style:family="text">
      <style:text-properties fo:language="ru" fo:country="RU" officeooo:rsid="0033ee5b"/>
    </style:style>
    <style:style style:name="T7" style:family="text">
      <style:text-properties fo:language="ru" fo:country="RU" officeooo:rsid="0035bd9b"/>
    </style:style>
    <style:style style:name="T8" style:family="text">
      <style:text-properties fo:language="ru" fo:country="RU" officeooo:rsid="003fc556"/>
    </style:style>
    <style:style style:name="T9" style:family="text">
      <style:text-properties fo:language="ru" fo:country="RU" officeooo:rsid="00413879"/>
    </style:style>
    <style:style style:name="T10" style:family="text">
      <style:text-properties fo:language="ru" fo:country="RU" officeooo:rsid="00416c04"/>
    </style:style>
    <style:style style:name="T11" style:family="text">
      <style:text-properties fo:language="ru" fo:country="RU" officeooo:rsid="004450dd"/>
    </style:style>
    <style:style style:name="T12" style:family="text">
      <style:text-properties fo:language="ru" fo:country="RU" officeooo:rsid="00489ef2"/>
    </style:style>
    <style:style style:name="T13" style:family="text">
      <style:text-properties fo:language="ru" fo:country="RU" officeooo:rsid="004932a0"/>
    </style:style>
    <style:style style:name="T14" style:family="text">
      <style:text-properties fo:language="ru" fo:country="RU" officeooo:rsid="004a0404"/>
    </style:style>
    <style:style style:name="T15" style:family="text">
      <style:text-properties fo:language="ru" fo:country="RU" officeooo:rsid="004ba809"/>
    </style:style>
    <style:style style:name="T16" style:family="text">
      <style:text-properties fo:language="ru" fo:country="RU" officeooo:rsid="004da570"/>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officeooo:rsid="00374dee"/>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officeooo:rsid="001d710d"/>
    </style:style>
    <style:style style:name="T38" style:family="text">
      <style:text-properties officeooo:rsid="001dca9e"/>
    </style:style>
    <style:style style:name="T39" style:family="text">
      <style:text-properties officeooo:rsid="002435c5"/>
    </style:style>
    <style:style style:name="T40" style:family="text">
      <style:text-properties officeooo:rsid="00296192"/>
    </style:style>
    <style:style style:name="T41" style:family="text">
      <style:text-properties officeooo:rsid="002bbc2f"/>
    </style:style>
    <style:style style:name="T42" style:family="text">
      <style:text-properties officeooo:rsid="0032ccf5"/>
    </style:style>
    <style:style style:name="T43" style:family="text">
      <style:text-properties officeooo:rsid="0035bd9b"/>
    </style:style>
    <style:style style:name="T44" style:family="text">
      <style:text-properties officeooo:rsid="00391690"/>
    </style:style>
    <style:style style:name="T45" style:family="text">
      <style:text-properties officeooo:rsid="003a6f51"/>
    </style:style>
    <style:style style:name="T46" style:family="text">
      <style:text-properties officeooo:rsid="003c5e02"/>
    </style:style>
    <style:style style:name="T47" style:family="text">
      <style:text-properties officeooo:rsid="003fc556"/>
    </style:style>
    <style:style style:name="T48" style:family="text">
      <style:text-properties officeooo:rsid="0042ce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35497311702124405" text:style-name="L1">
        <text:list-item>
          <text:p text:style-name="P104">добавить детектив <text:span text:style-name="T1">(реализовано)</text:span>+ магические уроки/трактаты Старсвирла</text:p>
        </text:list-item>
        <text:list-item>
          <text:p text:style-name="P105">Терра несколько раз пытается убить Макса (один раз — в аквапарке). Несколько раз Макса спасает Селестия (даёт приказы Нексусу)</text:p>
        </text:list-item>
        <text:list-item>
          <text:p text:style-name="P105">Книги:</text:p>
        </text:list-item>
      </text:list>
      <text:list xml:id="list8310365304845370204" text:style-name="L2">
        <text:list-item>
          <text:p text:style-name="P106">«Великие грифоны прошлого» - из канона (5<text:span text:style-name="T17">s8e)</text:span></text:p>
        </text:list-item>
        <text:list-item>
          <text:p text:style-name="P106">«Высшие заклинания в повседневном использовании: от песчинки до дворца»</text:p>
        </text:list-item>
        <text:list-item>
          <text:p text:style-name="P106">«Малоизвестные аспекты магии трансформаций»</text:p>
        </text:list-item>
        <text:list-item>
          <text:p text:style-name="P10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6">Дасти Вейфарер «Зебрианская культура, быт и фольклор»</text:p>
        </text:list-item>
        <text:list-item>
          <text:p text:style-name="P106">«Краткая история Эквестрии»</text:p>
        </text:list-item>
        <text:list-item>
          <text:p text:style-name="P106">«Шедевры архитектуры Эквестрии» с разделом о Кантерлотском Королевском Дворце</text:p>
        </text:list-item>
        <text:list-item>
          <text:p text:style-name="P106">«Великие дела и великие чары». Страница 893: …</text:p>
        </text:list-item>
        <text:list-item>
          <text:p text:style-name="P106">«Природа Проклятий» - обмен</text:p>
        </text:list-item>
        <text:list-item>
          <text:p text:style-name="P106">«Магия для Чайников» - обмен</text:p>
        </text:list-item>
        <text:list-item>
          <text:p text:style-name="P106">«Энциклопедия Арканум» - обмен</text:p>
        </text:list-item>
        <text:list-item>
          <text:p text:style-name="P106">«О Гейсах» - обмен</text:p>
        </text:list-item>
        <text:list-item>
          <text:p text:style-name="P106">«Тайны Тайных Наук» - обмен</text:p>
        </text:list-item>
        <text:list-item>
          <text:p text:style-name="P106">«Основы Заклятий» - обмен</text:p>
        </text:list-item>
        <text:list-item>
          <text:p text:style-name="P106"><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651630292570004481" text:style-name="L3">
        <text:list-item>
          <text:p text:style-name="P10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7">Селестия — переменчивая пони. В одно время не строгая, а в другое может быть такой, что страшно становится</text:p>
        </text:list-item>
        <text:list-item>
          <text:p text:style-name="P10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7">Около 820-ти лет назад будущий маг Лайтнинг Стар поступил на обучение к наставнику Тииспоту</text:p>
        </text:list-item>
        <text:list-item>
          <text:p text:style-name="P10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7">У Селестии грива и хвост развеваются и переливаются от магического шампуня</text:p>
        </text:list-item>
        <text:list-item>
          <text:p text:style-name="P107">Тело Селестии очень крепкое — может выдержать несколько тонн земли</text:p>
        </text:list-item>
        <text:list-item>
          <text:p text:style-name="P107">Дискорд намного старше принцесс, его магия сильнее ихней на голову</text:p>
        </text:list-item>
        <text:list-item>
          <text:p text:style-name="P107">Луна младше Селестии на 3 года. Сёстрам около 5000 лет. По другим данным, Селестии около 2500 лет.</text:p>
        </text:list-item>
        <text:list-item>
          <text:p text:style-name="P107">Принцессы начали войну с Дискордом в возрасте, когда им было около 700 лет — и продолжалась война почти сто лет</text:p>
        </text:list-item>
        <text:list-item>
          <text:p text:style-name="P107">Самый главный враг сестёр и Дискорда — скука</text:p>
        </text:list-item>
        <text:list-item>
          <text:p text:style-name="P107">В Эквестрии на одного жеребца приходится четыре - пять кобыл</text:p>
        </text:list-item>
        <text:list-item>
          <text:p text:style-name="P10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7">Селестия в первые полторы тысячи лет путешествовала — и заварила несколько войн (две — с Эквестрией, в одной была против Луны)</text:p>
        </text:list-item>
        <text:list-item>
          <text:p text:style-name="P107">Настоящий цвет гривы Селестии — клубнично-розовая. Радужный цвет гривы и хвоста поддерживается магией</text:p>
        </text:list-item>
        <text:list-item>
          <text:p text:style-name="P107">Кроме Дискорда, старше сестёр ещё старейшина драконов</text:p>
        </text:list-item>
        <text:list-item>
          <text:p text:style-name="P107">Кэйденс не прожила и 60-ти лет и является низкорожденной</text:p>
        </text:list-item>
        <text:list-item>
          <text:p text:style-name="P10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7">Народ тихо фигел от нововведений и с ещё большим ожесточением продолжал делать по-своему</text:p>
        </text:list-item>
        <text:list-item>
          <text:p text:style-name="P10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7">Когда пони женятся, они обмениваются ножными браслетами</text:p>
        </text:list-item>
        <text:list-item>
          <text:p text:style-name="P107">Светилами, кроме сестёр, могут управлять единороги (группы), Дискорд, Твайлайт и Старсвирл</text:p>
        </text:list-item>
        <text:list-item>
          <text:p text:style-name="P107">Королева Кризалис — правительница Зелёной Долины</text:p>
        </text:list-item>
        <text:list-item>
          <text:p text:style-name="P107">Мать Луны и Селестии — аликорн Лорен. Мать Дискорда — Алиса (пони-человек)</text:p>
        </text:list-item>
        <text:list-item>
          <text:p text:style-name="P10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Рома</text:h>
      <text:p text:style-name="P84">Программист в команде UI-программистов</text:p>
      <text:h text:style-name="Heading_20_3" text:outline-level="3"><text:soft-page-break/>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17">RnD-</text:span><text:span text:style-name="T1">зоны</text:span><text:span text:style-name="T1"><text:note text:id="ftn3" text:note-class="footnote"><text:note-citation>3</text:note-citation><text:note-body><text:p text:style-name="P9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6"><text:span text:style-name="T17">&gt;\</text:span>Привет, Нексус. Это Макс.</text:p>
      <text:p text:style-name="P56"><text:span text:style-name="T17">&lt;\</text:span>Привет Макс. <text:span text:style-name="T1">Рад тебя видеть. Где ты отсутствовал три дня?</text:span></text:p>
      <text:p text:style-name="P56"><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6"><text:span text:style-name="T17">&gt;\</text:span>Как называется наш проект?</text:p>
      <text:p text:style-name="P56"><text:span text:style-name="T17">&lt;\</text:span>Дайсон.</text:p>
      <text:p text:style-name="P56"><text:span text:style-name="T17">&gt;\</text:span>Сколько тебе лет?</text:p>
      <text:p text:style-name="P56"><text:span text:style-name="T17">&lt;\</text:span>Два года с начала запуска кластера.</text:p>
      <text:p text:style-name="P56"><text:soft-page-break/><text:span text:style-name="T17">&gt;\</text:span>Какой сейчас год?</text:p>
      <text:p text:style-name="P56"><text:span text:style-name="T17">&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17">&gt;\</text:span>Нексус, отключи память <text:span text:style-name="T1">заданий</text:span> за последнюю неделю.</text:p>
      <text:p text:style-name="P56"><text:span text:style-name="T17">&lt;\</text:span>Выполнено.</text:p>
      <text:p text:style-name="P56"><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17">&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17">&lt;\</text:span><text:span text:style-name="T1">Выполняю задачу</text:span>...</text:p>
      <text:p text:style-name="P57"><text:span text:style-name="T17">&lt;\</text:span>...</text:p>
      <text:p text:style-name="P57"><text:span text:style-name="T17">&lt;\</text:span>Решение:</text:p>
      <text:p text:style-name="P57"><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17">: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56"><text:span text:style-name="T17">&gt;</text:span>\Нексус, почему ты используешь жёсткие настройки <text:span text:style-name="T1">для решения задачи</text:span>?</text:p>
      <text:p text:style-name="P56"><text:span text:style-name="T17">&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56"><text:span text:style-name="T17">&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6"><text:span text:style-name="T17">&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1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17">–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17">.</text:span></text:p>
      <text:p text:style-name="P62">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8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5">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17">&lt;</text:span><text:span text:style-name="T24">месяц</text:span><text:span text:style-name="T17">&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5">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9">Музыка быстрая, тревожная, надорваная и печальная (Pet Shop Boys “So Hard” ?)</text:p>
      <text:p text:style-name="P25"/>
      <text:p text:style-name="P8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снотворного таких глюков у меня ни разу не было</text:span><text:span text:style-name="T3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7">облака.&lt;</text:span><text:span text:style-name="T24">Описание получше. Подземелье</text:span><text:span text:style-name="T1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6">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7">&lt;</text:span><text:span text:style-name="T24">парой сезонов</text:span><text:span text:style-name="T1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text:span text:style-name="T17">&lt;</text:span><text:span text:style-name="T23">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17">&gt;</text:span></text:p>
      <text:p text:style-name="P5">Тут м<text:span text:style-name="T17">еня, </text:span>наконец,<text:span text:style-name="T17"> стошнило. Буквально вывернуло наизнанку: из носа текло, в глазах стояли слёзы. </text:span></text:p>
      <text:p text:style-name="P5"><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20">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23">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6">Спи, сестра моя родная,<text:line-break/>Спи. Усни.<text:line-break/>Крыльями тебя укрою,<text:line-break/>Спи. Усни.</text:p><text:p text:style-name="P96"><text:tab/>В чаще тёмной волки воют,<text:line-break/>Спи. Усни.</text:p><text:p text:style-name="P96"><text:tab/>В мрачном замке духи ноют,<text:line-break/>Спи. Усни.</text:p><text:p text:style-name="P96"><text:tab/>Сказки вечность нам читает,<text:line-break/>Спи. Усни.<text:line-break/>День осенний угасает,<text:line-break/>Спи. Усни.<text:line-break/>Помни только в сне глубоком,</text:p><text:p text:style-name="P96"><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5"><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7">–</text:span> ТЫ!!! ТЫ!..</text:p>
      <text:p text:style-name="P5"><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lt;<text:span text:style-name="T2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60">Музыка медленная, фэнтезийная, средневековая, изысканая, дворцовая (стиль Dire Straits “Coyote”)</text:p>
      <text:p text:style-name="P7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0"/>
      <text:p text:style-name="P19">Глава IV. Пределы магии</text:p>
      <text:p text:style-name="P18"/>
      <text:p text:style-name="P19">Вашему покорному слуге известны четыре предела магии: </text:p>
      <text:list xml:id="list6298038828845990472" text:style-name="L4">
        <text:list-item>
          <text:p text:style-name="P10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 Сколько страниц сегодня нахреначили?</text:span></text:p><text:p text:style-name="P95">– <text:span text:style-name="T1">Восемь, о учитель!</text:span></text:p><text:p text:style-name="P95">– Отлично. Надиктую ещё две и сбегаешь за кофе.</text:p></text:note-body></text:note></text:span></text:p>
        </text:list-item>
      </text:list>
      <text:p text:style-name="P7"/>
      <text:p text:style-name="P11">Я захлопнул “Основы заклинан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17">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8"><text:span text:style-name="T17">Ну, понятно, в </text:span><text:span text:style-name="T1">верхнем городе</text:span><text:span text:style-name="T17">, да ещё рядом со дворцом, цены кусаются. Надо топать на окраину. Но, блин, корявые пальцы внесли свою коррективу в шопинг-план!</text:span></text:p>
      <text:p text:style-name="P58"><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9">магические заготовки для летающих колесниц</text:span><text:span text:style-name="T23">&gt;</text:span>. Но дворцовым бюрократам необязательно ж знать, КАК я их уничтожаю, хе-хе! Некоторые из &lt;<text:span text:style-name="T19">платформ</text:span><text:span text:style-name="T23">&gt; </text:span>уничтожаются путём повышенного износа, будучи частью экспериментальных колесниц! “Лорен” я сделал на базе &lt;<text:span text:style-name="T19">платформы</text:span><text:span text:style-name="T23">&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9">И никто ж не догадывался, что она может летать! Её Высочество, разумеется, догадывались, но только посмеивались втихомолку</text:span><text:span text:style-name="T23">.</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36">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18">– Так, я попрошу! – перебила меня венценосная кобыла. – Давай, ты не будешь лезть в мои дела, а я </text:span><text:soft-page-break/><text:span text:style-name="T18">не буду</text:span><text:span text:style-name="T4">… эээ… ммм…</text:span></text:p>
      <text:p text:style-name="P37">– Не будешь что?</text:p>
      <text:p text:style-name="P48">Селестия нахмурилась и приняла грозный вид.</text:p>
      <text:p text:style-name="P48"><text:span text:style-name="T17">– </text:span>Не забывай, человек, я — могущественный маг и правитель Эквестрии. Ко мне нужно относиться с должным уважением!</text:p>
      <text:p text:style-name="P48"><text:span text:style-name="T17">– </text:span>А то что? Превратишь в жабу? Сошлёшь на Луну? Убьёшь нахер?</text:p>
      <text:p text:style-name="P48">Аликорница сникла. Уши её опустились.</text:p>
      <text:p text:style-name="P48"><text:span text:style-name="T17">– </text:span>Макс, не надо... Ты же знаешь, я этого не сделаю.</text:p>
      <text:p text:style-name="P48"><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8"><text:span text:style-name="T1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7">.</text:span></text:p>
      <text:p text:style-name="P48"><text:span text:style-name="T17">Аликорница уселась н</text:span>а пол <text:span text:style-name="T17">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8"><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48"><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7">– </text:span>Вот, читай отсюда. <text:span text:style-name="T17">– а</text:span>ликорница подчеркнула абзац копытом.</text:p>
      <text:p text:style-name="P48"/>
      <text:p text:style-name="P51">***</text:p>
      <text:p text:style-name="P51"/>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3">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text:span text:style-name="T38">Всё равно н</text:span>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8">–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text:span text:style-name="T37">Это то, что описал Стар Свирл. Исход магии.</text:span></text:p>
      <text:p text:style-name="P37">Я посмотрел на аликорницу. Та старательно делала вид, что интересуется состоянием лака на копыте.</text:p>
      <text:p text:style-name="P38">– <text:span text:style-name="T37">То есть, вы почувствовали ослабление своих магических способностей, и решили, что миру приходит конец?</text:span></text:p>
      <text:p text:style-name="P39">– <text:span text:style-name="T37">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span></text:p>
      <text:p text:style-name="P37">–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text:span text:style-name="T37">некоторое время лежала, уставившись в точку перед собой.</text:span>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text:span text:style-name="T39">большинстве аспектов нашего бытия.</text:span></text:p>
      <text:p text:style-name="P50"/>
      <text:p text:style-name="P53">Селестия умолкла. <text:span text:style-name="T41">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span></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text:span text:style-name="T42">там </text:span>сверхаликорн, с меня и взятки гладки.</text:p>
      <text:p text:style-name="P54">Се<text:span text:style-name="T44">л</text:span>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11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text:span><text:span text:style-name="T6">можете </text:span><text:span text:style-name="T1">проживат</text:span><text:span text:style-name="T6">ь</text:span><text:span text:style-name="T1"> во дворце на правах официального королевского гостя. </text:span><text:span text:style-name="T7">Н</text:span><text:span text:style-name="T1">и в чём себе не отказыва</text:span><text:span text:style-name="T7">йте</text:span><text:span text:style-name="T1">. </text:span><text:span text:style-name="T5">Мы распорядимся…</text:span></text:p>
      <text:p text:style-name="P109">Я снял её копыто со своего плеча и <text:span text:style-name="T46">осторожно поставил на пол</text:span>.</text:p>
      <text:p text:style-name="P111"><text:span text:style-name="T1">– </text:span><text:span text:style-name="T7">Зачем? </text:span>– <text:span text:style-name="T43">спросил я. </text:span>– <text:span text:style-name="T45">Что это за театр, твоё… Ваше Высочество? Во-первых, я не давал своё согласие на чтение моих мыслей. Во-вторых…</text:span></text:p>
      <text:p text:style-name="P115">Я присел на корточки, <text:span text:style-name="T48">раздвинул гриву</text:span> и <text:span text:style-name="T48">снизу вверх </text:span>за<text:span text:style-name="T47">г</text:span>лянул в морду аликорнице.</text:p>
      <text:p text:style-name="P112"><text:span text:style-name="T1">– … </text:span><text:span text:style-name="T8">не надо. </text:span><text:span text:style-name="T9">Пожалуйста. Мои мысли не отражают того, что я хочу. То есть, того, что я сделаю. То есть, того, что я хочу сделать, но не хочу, чтобы… </text:span><text:span text:style-name="T1">– </text:span><text:span text:style-name="T10">я запутался окончательно.</text:span></text:p>
      <text:p text:style-name="P116"><text:span text:style-name="T1">Аликорница стояла с закрытыми глазами, </text:span><text:span text:style-name="T12">чуть покачиваясь</text:span><text:span text:style-name="T1">. </text:span><text:span text:style-name="T12">Потом м</text:span><text:span text:style-name="T11">не на щеку упала горячая капля. </text:span><text:span text:style-name="T13">Потом ещё одна. </text:span><text:span text:style-name="T14">Аликорница плакала, изо всех сил пытаясь не выпустить слёзы из закрытых глаз.</text:span></text:p>
      <text:p text:style-name="P114"><text:span text:style-name="T13">– </text:span><text:span text:style-name="T15">Видишь, до чего мы… я <text:s/>дошла! Правитель Эквестрии, </text:span><text:span text:style-name="T16">один из могущественнейших магов мира, <text:s/></text:span></text:p>
      <text:p text:style-name="P111"/>
      <text:p text:style-name="P110"/>
      <text:p text:style-name="P47"><text:span text:style-name="T1">&lt;</text:span><text:span text:style-name="T24">у неё слёзы. Макс в конце-концов соглашается перепроверить. </text:span><text:span text:style-name="T25">На следующий день Селе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text:span text:style-name="T1">&gt;</text:span></text:p>
      <text:p text:style-name="P54"/>
      <text:p text:style-name="P52">Наружная дверь заскрипела, после чего коридор наполнился топотом <text:span text:style-name="T40">множества копыт </text:span>и шумом голосов.</text:p>
      <text:p text:style-name="P42">Аликорница вскочила и с загнанным видом стала носиться по читальному залу.</text:p>
      <text:p text:style-name="P43">–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text:soft-page-break/>– <text:s/><text:span text:style-name="T40">Ты! Чего! Делаешь! Твоё высочество, блин!!!</text:span></text:p>
      <text:p text:style-name="P46">Селестия прижала уши к голове, дала задний ход и выкарабкалась обратно.</text:p>
      <text:p text:style-name="P42"><text:s/></text:p>
      <text:p text:style-name="P5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48"/>
      <text:p text:style-name="P4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8"/>
      <text:p text:style-name="P48"/>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17">–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7">&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7">–</text:span> Уже иду. Где я могу её найти?</text:p>
      <text:p text:style-name="P2"><text:span text:style-name="T17">–</text:span> Я проведу вас, человек Макс. <text:span text:style-name="T17">–</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text:soft-page-break/>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7">–</text:span> Её высочество у себя в покоях. Проходите.</text:p>
      <text:p text:style-name="P2"><text:span text:style-name="T17">–</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7">&lt;</text:span><text:span text:style-name="T24">На самом деле, Селестия — сибаритка, в отличие от спартанки - Луны</text:span><text:span text:style-name="T17">&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7">&lt;</text:span><text:span text:style-name="T23">Одним из таких немногих был Кимеринн</text:span><text:span text:style-name="T17">&gt;</text:span>…</text:p>
      <text:p text:style-name="P2"><text:span text:style-name="T17">–</text:span> Мне очень жаль, что так получилось… Селестия.</text:p>
      <text:p text:style-name="P2">Она через силу улыбнулась. </text:p>
      <text:p text:style-name="P2"><text:s/><text:span text:style-name="T1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7">—</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24">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23"> - А почему ты смеялась, когда я обблевал тебе копыто?</text:span></text:p>
      <text:p text:style-name="P14"><text:span text:style-name="T23">-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24">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24">???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oft-page-break/><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17">&lt;</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7">&gt;</text:span></text:p>
      <text:p text:style-name="P14"/>
      <text:h text:style-name="P121" text:outline-level="2">Рассказ Селестии <text:span text:style-name="T23">(“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17">–</text:span> осень, за осенью <text:span text:style-name="T17">–</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17">&lt;</text:span><text:span text:style-name="T24">...</text:span><text:span text:style-name="T17">&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17">–</text:span> Постой, постой, <text:span text:style-name="T17">–</text:span> я попыталась удержать ускользающую тень сомнения. <text:span text:style-name="T17">–</text:span> Ты, кажется, говорил о восьмими жеребятах, не сдавших выпускные лётные экзамены?</text:p>
      <text:p text:style-name="P2"><text:span text:style-name="T17">–</text:span> Да, Ваше Высочество, <text:span text:style-name="T17">–</text:span> гонец потупил взгляд, глаза его забегали, <text:span text:style-name="T17">–</text:span> по состоянию здоровья.</text:p>
      <text:p text:style-name="P2"><text:span text:style-name="T17">–</text:span> Какая болезнь посетила Клаудсдейл, что целых два крыла жеребят пропустили экзамены?</text:p>
      <text:p text:style-name="P2"><text:span text:style-name="T17">–</text:span> Эммм… Они… м-м-м… не больны… в некотором смысле… <text:span text:style-name="T17">–</text:span> гонец изо всех сил ковырял копытом дворцовую плитку, пряча взгляд. <text:span text:style-name="T17">–</text:span> Они… мнэээ… сами… в некотором роде… кхм. Нервный срыв. Переутомление и бессонница… Кхм.</text:p>
      <text:p text:style-name="P2"><text:span text:style-name="T17">–</text:span> Сами <text:span text:style-name="T17">—</text:span> что? <text:span text:style-name="T17">–</text:span> Я постепенно начала понимать причину смущения гонца.</text:p>
      <text:p text:style-name="P2"><text:span text:style-name="T17">–</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17">—</text:span> в возможности летать. И добровольно отказаться от полётов для пегаса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17">–</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17">– </text:span>Добрый день, Ваше Высочество! <text:span text:style-name="T17">–</text:span> семь молоденьких пегасов склонились в поклоне. <text:span text:style-name="T17">–</text:span> Позвольте представиться! <text:span text:style-name="T17">–</text:span> жеребята по очереди назвали свои имена.</text:p>
      <text:p text:style-name="P2"><text:span text:style-name="T17">–</text:span> А где восьмой? <text:span text:style-name="T17">–</text:span> удивилась я. <text:span text:style-name="T17">–</text:span> Мне сказали, вас было восемь. Восемь отказавшихся летать.</text:p>
      <text:p text:style-name="P2"><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2"><text:span text:style-name="T17">–</text:span> Успокойтесь, малыши, <text:span text:style-name="T17">–</text:span> я погладила <text:span text:style-name="T1">крылом </text:span>старшего по голове. <text:span text:style-name="T1">–</text:span> Я вас пригласила сюда вовсе не <text:soft-page-break/>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17">–</text:span> И я.</text:p>
      <text:p text:style-name="P2"><text:span text:style-name="T17">–</text:span> И я тоже.</text:p>
      <text:p text:style-name="P2"><text:span text:style-name="T17">–</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1" text:outline-level="2"><text:soft-page-break/>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17">&lt;</text:span>в сцене 34 - Тия при заварке чая добавляет порошок в огонь - тот становится голубым. А в чай - щепотку афродизиака<text:span text:style-name="T17">&gt;</text:span></text:p>
      <text:p text:style-name="P2"/>
      <text:p text:style-name="P2"><text:span text:style-name="T17">–</text:span> И что же, те жеребята перестали бояться экзаменов?</text:p>
      <text:p text:style-name="P2"><text:span text:style-name="T17">–</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7">–</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7">–</text:span> Ты вылила заварку? Зачем? - удивился я.</text:p>
      <text:p text:style-name="P2"><text:span text:style-name="T17">–</text:span> Моя маленькая месть дворцовым ритуалам. Только между нами! <text:span text:style-name="T1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7">–</text:span> Ты могла бы нести меня телекинезом. Я, после того, как узнал о ваших способностях, удивлялся, почему ты этого не сделала?</text:p>
      <text:p text:style-name="P2"><text:span text:style-name="T17">–</text:span> Шутишь? <text:span text:style-name="T17">–</text:span> Селестия скосила на меня фиалковый глаз, продолжая колдовать с мешочком. <text:span text:style-name="T17">–</text:span> Ты бы потом не захотел бы видеть меня от перенесенного унижения.</text:p>
      <text:p text:style-name="P28"><text:soft-page-break/><text:span text:style-name="T17">&lt;Селестия </text:span>хочет любым способом (34) расположить к себе Макса, чтоб получить союзника в борьбе за спасение Эквестрии<text:span text:style-name="T17">&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7">–</text:span> А что же было дальше? Ты сказала, что случай с жеребятами был только началом?</text:p>
      <text:p text:style-name="P2"><text:span text:style-name="T17">–</text:span> А дальше всё было хуже, намного хуже...</text:p>
      <text:p text:style-name="P2"/>
      <text:h text:style-name="P121" text:outline-level="2">Рейд пони-рэйнджеров</text:h>
      <text:p text:style-name="P2"/>
      <text:p text:style-name="P26">(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7">–</text:span> Тьфу ты, б-бестия! <text:span text:style-name="T17">–</text:span> Мэдтроттер принялся протирать окровавленное лезвие. <text:span text:style-name="T17">–</text:span> Впервые такую тварь встречаю.</text:p>
      <text:p text:style-name="P2"><text:span text:style-name="T17">–</text:span> Не думаю, что она появится ещё. <text:span text:style-name="T17">–</text:span> Калрус вслушивался в лесной шум. Уши его поворачивались по ветру. <text:span text:style-name="T17">–</text:span> Ты её хорошенько угостил. По первому разряду!</text:p>
      <text:p text:style-name="P2"><text:span text:style-name="T17">–</text:span> У нас, в Аппалузе, это называется “салют легионера”, <text:span text:style-name="T17">–</text:span> усмехнулся Хорст. <text:span text:style-name="T17">–</text:span> Мало кто из врагов его переживает.</text:p>
      <text:p text:style-name="P2"><text:span text:style-name="T17">–</text:span> Первым дежуришь ты, Мэдди. Потом я. Калрус <text:span text:style-name="T17">—</text:span> последним, <text:span text:style-name="T17">–</text:span> решил я. <text:span text:style-name="T1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7">–</text:span> Что за чертовщина? <text:span text:style-name="T17">–</text:span> Мэдтроттер трогал копытом лежащую на земле плеть лианы, которая медленно уползала в чащу, сворачиваясь в колючий клубок.</text:p>
      <text:p text:style-name="P2"><text:span text:style-name="T17">–</text:span> Не нравится мне это, <text:span text:style-name="T17">–</text:span> пробормотал Калрус, стряхивая с крыла зелёную плеть, свесившуюся с дерева и попытавшуюся обвить его махательный сустав. <text:span text:style-name="T1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7">–</text:span> Да уж, <text:span text:style-name="T17">–</text:span> Мэдтроттер обнажил алебарду и закрепил её на ноге остриём вверх. <text:span text:style-name="T1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7">–</text:span> Шанту?</text:p>
      <text:p text:style-name="P2"><text:span text:style-name="T17">–</text:span> Ваше Высочество? Мы никогда не встречали такое существо раньше и я…</text:p>
      <text:p text:style-name="P2"><text:span text:style-name="T1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22">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7">&lt;</text:span><text:span text:style-name="T24">Добавить кокатрикса, мантикору и древесных волков. Тентаклианы переименовать в пландерсиды</text:span><text:span text:style-name="T1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7">–</text:span> Что за ерунда? <text:span text:style-name="T1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7">–</text:span> Не знаю, что за ерунда, но теперь становится ясно, откуда тут те черепа. <text:span text:style-name="T17">–</text:span> Я вытер накрыльный нож о траву и показал на две продолговатости, тускло белевшие в траве у самого ствола граба. <text:span text:style-name="T1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7">–</text:span> Пхе, будет несколько <text:span text:style-name="T17">—</text:span> выберешь для них самый подходящий! <text:span text:style-name="T1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7">&lt;</text:span><text:span text:style-name="T23">короткий</text:span><text:span text:style-name="T1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7">–</text:span> Ходят слухи, Стар <text:span text:style-name="T1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7">—</text:span> во всяком случае, ни одного чудовища на дороге мы до сих пор не видели. А жаль, я бы <text:soft-page-break/>хотел увидеть хоть одно. По этому чудному материалу я бы написал новую картину! <text:span text:style-name="T17">–</text:span> Мечтательно разглагольствовал Калрус.</text:p>
      <text:p text:style-name="P2"><text:span text:style-name="T17">–</text:span> Смотри, как бы ты сам после такой встречи не стал чудным материалом для <text:s/>чудовища, <text:span text:style-name="T17">–</text:span> проворчал Мэдтроттер. <text:span text:style-name="T1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7">–</text:span> Странно, кто-то ходил к замку после того, как он был заброшен, <text:span text:style-name="T17">–</text:span> пробормотал Мэдтроттер. <text:span text:style-name="T1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7">–</text:span> Дискорд! Что их убило? <text:span text:style-name="T17">–</text:span> присвистнул обошедший Хорста с другой стороны Калрус.</text:p>
      <text:p text:style-name="P2"><text:span text:style-name="T17">–</text:span> Что бы их ни убило, нам с этим знакомиться ни к чему, <text:span text:style-name="T17">–</text:span> пробормотал Мэдтроттер озираясь. <text:span text:style-name="T1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7">–</text:span> Это королевский конвой. Такие были на службе у принцесс ещё лет двадцать назад, до Раздора.</text:p>
      <text:p text:style-name="P2"><text:span text:style-name="T17">–</text:span> Такое впечатление, что… <text:span text:style-name="T1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7">–</text:span> ...тут была засада <text:span text:style-name="T1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7">—</text:span> туда мы и помчались, сопровождаемые хлопками и свистом вращающихся шаров.</text:p>
      <text:p text:style-name="P4">***</text:p>
      <text:p text:style-name="P2"><text:span text:style-name="T17">–</text:span> Откуда там останки пегасов? Кто мог поймать их там? Они могут уйти от любой засады.</text:p>
      <text:p text:style-name="P2"><text:span text:style-name="T17">–</text:span> Не знаю, как насчёт летунов, принцессса, но когда мы осматривали кости, на нас было совершено нападение...</text:p>
      <text:p text:style-name="P2"><text:span text:style-name="T17">–</text:span> Вот как? На королевскую стражу в центре Эквестрии? Кто же это был?</text:p>
      <text:p text:style-name="P2"><text:span text:style-name="T17">–</text:span> Лианы, принцесса. <text:span text:style-name="T17">–</text:span> Кимеринн отчеканил последнюю фразу, глядя прямо перед собой. <text:span text:style-name="T1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7">– </text:span>сорок. Мы назвали их <text:span text:style-name="T17">&lt;</text:span><text:span text:style-name="T23">???</text:span><text:span text:style-name="T17">&gt;</text:span></text:p>
      <text:p text:style-name="P2">Луна обошла Кимеринна. </text:p>
      <text:p text:style-name="P2"><text:span text:style-name="T17">–</text:span> У вас рассечен бок. И колотая рана на шее.</text:p>
      <text:p text:style-name="P2"><text:span text:style-name="T17">–</text:span> Не уследил за лианой, Ваше Высочество. Ерунда. Калрус вовремя отсёк плеть. <text:span text:style-name="T17">–</text:span> Голубые глаза Кимеринна смотрели прямо сквозь Луну, не мигая.</text:p>
      <text:p text:style-name="P2"><text:span text:style-name="T1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oft-page-break/><text:span text:style-name="T17">–</text:span> Я ценю вашу службу и хочу достойно наградить вас. Спрашивайте.</text:p>
      <text:p text:style-name="P2"><text:span text:style-name="T17">–</text:span> Мне… мне ничего не нужно, Ваше Высочество. <text:span text:style-name="T1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7">–</text:span> Кимеринн, вы окажете своей принцессе услугу, если согласитесь <text:s/>принять от неё награду! <text:span text:style-name="T17">–</text:span> Если бы он понял… Как когда-то понял Амарок… Аликорны <text:span text:style-name="T17">—</text:span> тоже живые существа. И они очень одиноки…</text:p>
      <text:p text:style-name="P2"><text:span text:style-name="T17">–</text:span> Хорошо, Ваше Высочество. <text:span text:style-name="T17">–</text:span> Кимеринн смотрел не мигая в точку прямо перед собой. <text:span text:style-name="T17">–</text:span> Я хочу… в награду… обращаться к вам на “ты”!</text:p>
      <text:p text:style-name="P2">Туман застилал глаза Луне. Она смотрела на него <text:span text:style-name="T1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7">–</text:span> Ну что же… Я рада оказать такую услугу… Тебе…</text:p>
      <text:p text:style-name="P2"><text:span text:style-name="T17">–</text:span> Принцесса…</text:p>
      <text:p text:style-name="P2"><text:span text:style-name="T17">–</text:span> Луна, мой дорогой. Для тебя <text:span text:style-name="T17">—</text:span> Луна…</text:p>
      <text:p text:style-name="P2">...</text:p>
      <text:p text:style-name="P2"/>
      <text:h text:style-name="P121"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7">&lt;</text:span><text:span text:style-name="T23">гидрорысью</text:span><text:span text:style-name="T17">&gt;</text:span> и нападением <text:span text:style-name="T17">&lt;</text:span><text:span text:style-name="T23">тентаклиан</text:span><text:span text:style-name="T17">&gt;</text:span> казался мне ещё опаснее. А если этот корабль обследовать как следует…</text:p>
      <text:p text:style-name="P2"><text:span text:style-name="T17">–</text:span> Заночуем внутри. - <text:span text:style-name="T1">р</text:span>ешил я.</text:p>
      <text:p text:style-name="P2"><text:span text:style-name="T17">&lt;</text:span><text:span text:style-name="T23">Нужен ли тут самолёт? Нужен артефакт из Fallout Equestria - летучий корабль</text:span>?<text:span text:style-name="T17">&gt;</text:span></text:p>
      <text:p text:style-name="P2"><text:soft-page-break/>Утро встретило нас туманом. Я пытался рассмотреть руины замка на противоположном берегу.</text:p>
      <text:p text:style-name="P2"><text:span text:style-name="T17">–</text:span> Идти опасно. Засаду прозевать <text:span text:style-name="T17">—</text:span> как два пера об мостовую. Хорст, я слетаю в разведку. Не нравится мне это болото.</text:p>
      <text:p text:style-name="P2"><text:span text:style-name="T1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7">–</text:span> Поворачивайте, уходите от болота! <text:span text:style-name="T1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7">– </text:span>Схватил бы за крыло <text:span text:style-name="T17">—</text:span> я бы не вырвался.</text:p>
      <text:p text:style-name="P2">Я взглянул вверх. На металлической стенке чётко отпечатались четыре полукруга копыт. </text:p>
      <text:p text:style-name="P2"><text:span text:style-name="T17">–</text:span> И пришлось бы тебе за меня во дворце отдуваться.</text:p>
      <text:p text:style-name="P2"><text:span text:style-name="T17">–</text:span> Нашел что-нибудь интересное в развалинах?</text:p>
      <text:p text:style-name="P2"><text:span text:style-name="T17">–</text:span> А как же! Странное такое. Похожее на обезьяну. Но стройнее и грациознее. И оно было одето…</text:p>
      <text:p text:style-name="P2"><text:span text:style-name="T17">–</text:span> Одето?</text:p>
      <text:p text:style-name="P2"><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text:soft-page-break/>быстрым шагом всего на двух задних ногах, без помощи передних. Как молодой дракон. Или как человек из сказок.</text:p>
      <text:p text:style-name="P2"><text:span text:style-name="T17">–</text:span> Ещ одно неизвестное чудовище! <text:s/>Что-то их тут много развелось.</text:p>
      <text:p text:style-name="P2">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7">–</text:span> Вы ведь в неопасное место идёте, да?</text:p>
      <text:p text:style-name="P2"><text:span text:style-name="T17">–</text:span> Да, Силк Мэйн, в неопасное.</text:p>
      <text:p text:style-name="P2"><text:span text:style-name="T1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7">–</text:span> Силк, не волнуйся, если будет опасно, мы сразу же повернём. (И пойдём другой дорогой <text:span text:style-name="T1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7">—</text:span> ничтожны.</text:p>
      <text:p text:style-name="P2"><text:span text:style-name="T17">–</text:span> Возвращаемся, Мэдди, <text:span text:style-name="T17">–</text:span> решил я. <text:span text:style-name="T1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oft-page-break/><text:span text:style-name="T17">–</text:span> Пони умеют переносить тяготы, Макс. <text:span text:style-name="T1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7">– </text:span>Душновато как-то, <text:span text:style-name="T17">–</text:span> Селестия встала с подушек и приоткрыла дверь на балкон. <text:span text:style-name="T17">–</text:span> Тебе не холодно?</text:p>
      <text:p text:style-name="P2"><text:span text:style-name="T17">–</text:span> Нет, вполне тепло. <text:span text:style-name="T17">–</text:span> Я тоже встал с подушек размять затёкшие ноги.</text:p>
      <text:p text:style-name="P2"><text:span text:style-name="T17">–</text:span> Уборная там. <text:span text:style-name="T17">–</text:span> Селестия показала на неприметную дверцу за занавеской в углу.</text:p>
      <text:p text:style-name="P2"><text:span text:style-name="T17">–</text:span> Как ты догадалась? <text:span text:style-name="T1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7">&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2"><text:span text:style-name="T17">&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7">–</text:span> То есть, Кимеринн видел человека у развалин замка?</text:p>
      <text:p text:style-name="P2"><text:span text:style-name="T17">–</text:span> Скорее всего, да. Правда, впоследствии он уже не был так уверен <text:span text:style-name="T1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7">–</text:span> А кто-нибудь поблизости не заметил, как они исчезают?</text:p>
      <text:p text:style-name="P2"><text:span text:style-name="T17">–</text:span> Нет. Пропадают только пони без пары. Те, кто спят в одиночестве. Это началось полгода назад. Пропало уже больше сотни пони.</text:p>
      <text:p text:style-name="P2"><text:soft-page-break/>Тут Селестия наклонила шею ко мне и прошептала в ухо:</text:p>
      <text:p text:style-name="P2"><text:span text:style-name="T1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7">—</text:span> и всё рассыпется в прах. Вот так: миг <text:span text:style-name="T1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7">—</text:span> часть меня, и он <text:span text:style-name="T1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7">–</text:span> Тия, я…</text:p>
      <text:p text:style-name="P2"><text:span text:style-name="T17">–</text:span> Не говори ничего! Твайлайт нашла в архиве северного крыла полузаконченное заклинание <text:span text:style-name="T17">C</text:span>вирла Бородатого. “Защита от неведомой угрозы” <text:span text:style-name="T17">—</text:span> так он назвал его. Синопсис восстановить не удалось <text:span text:style-name="T17">—</text:span> Свирл записал его на некачественной бумаге. Треть заклинания Твайли восстановила экстраполяцией <text:span text:style-name="T1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7">—</text:span> всего лишь появился ты! <text:span text:style-name="T17">–</text:span> это слово Селестия выдохнула мне в лицо, буквально ткнув меня носом. <text:span text:style-name="T17">–</text:span> И всё это время я думала <text:span text:style-name="T17">—</text:span> кто ты? Наше спасение, или всего лишь горькая шутка судьбы? И я до сих пор не знаю. </text:p>
      <text:p text:style-name="P2">Ты извини, Макс, я разнервничалась/ <text:span text:style-name="T17">–</text:span> Селестия отвернулась от меня. Я протянул руку и осторожно поправил локон переливающейся гривы. <text:span text:style-name="T1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7">–</text:span> Я не смогу сделать тебя счастливой, Тия, <text:span text:style-name="T17">–</text:span> я покачал головой. <text:span text:style-name="T17">– </text:span>Я не знаю, чем вам помочь. Скорее всего, я попал сюда случайно.</text:p>
      <text:p text:style-name="P2"><text:span text:style-name="T17">–</text:span> Я так и думала, <text:span text:style-name="T17">–</text:span> кивнула головой Селестия. <text:span text:style-name="T1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7">&lt;</text:span><text:span text:style-name="T23">34 - утерянная глава </text:span><text:span text:style-name="T17">&gt;</text:span></text:p>
      <text:p text:style-name="P2"><text:span text:style-name="T17">&lt;</text:span><text:span text:style-name="T23">34 с Селестией - забытая глава - утерянная память под воздействием порошка из надкрыльев скарабеев. - аванс за спасение Эквестрии</text:span><text:span text:style-name="T17">&gt;</text:span></text:p>
      <text:p text:style-name="P2">Селестия встала и начала по очереди сгибать-разгибать ноги, разминая суставы.</text:p>
      <text:p text:style-name="P2"><text:span text:style-name="T17">–</text:span> Слишком поздно, <text:span text:style-name="T17">–</text:span> пробормотала она, глядя через панорамное окно на ночное небо. <text:span text:style-name="T17">–</text:span> Даже, скорее, рано. Сестра скоро вернётся.</text:p>
      <text:p text:style-name="P2"><text:span text:style-name="T17">–</text:span> Макс, <text:span text:style-name="T17">–</text:span> обернулась она ко мне, <text:span text:style-name="T1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7">–</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1" text:outline-level="2">В библиотеке замка Селестии</text:h>
      <text:p text:style-name="P81"/>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7">&lt;</text:span><text:span text:style-name="T23">название книги</text:span><text:span text:style-name="T1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7">&lt;</text:span><text:span text:style-name="T23">название библиотеки</text:span><text:span text:style-name="T17">&gt;</text:span>, пытаясь найти хоть какую-нибудь зацепку. Но всё тщётно.</text:p>
      <text:p text:style-name="P2">Если верить заклинанию, я <text:span text:style-name="T17">—</text:span> внешняя сила, и если меня хорошо попросить <text:span text:style-name="T17">&lt;</text:span><text:span text:style-name="T23">см. выше - ночь с Селестией</text:span><text:span text:style-name="T1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7">&lt;</text:span>Ожидание<text:span text:style-name="T17">&gt;</text:span></text:p>
      <text:p text:style-name="P2">Наконец двери зала для приёмов растворились, и оттуда вышел потерянного вида пегас.<text:span text:style-name="T17">&lt;</text:span><text:span text:style-name="T24">Расписать в красках церемонию приёма посетителей, как и все остальные церемонии</text:span><text:span text:style-name="T17">&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7">–</text:span> А, это ты, Макс? <text:span text:style-name="T17">–</text:span> она повернулась ко мне. <text:span text:style-name="T17">–</text:span> Какие новости?</text:p>
      <text:p text:style-name="P2"><text:span text:style-name="T1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7">–</text:span> Селестия подошла к фонтанчику, обмакнула в него копыто и провела им по лбу. <text:span text:style-name="T1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oft-page-break/><text:span text:style-name="T17">–</text:span> Пятьдесят шесть из восьмидесяти? И чем это грозит? Ведь даже не сдав экзамен они не разучатся летать?</text:p>
      <text:p text:style-name="P2"><text:span text:style-name="T1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7">–</text:span> А почему вы не поселитесь в более пригодном для земледелия месте?</text:p>
      <text:p text:style-name="P2"><text:span text:style-name="T17">–</text:span> К сожалению, Эквестрия <text:span text:style-name="T17">—</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7">–</text:span> Вот рекомендательное письмо мэру Понивилля. Вручишь его ей и она выделит тебе жильё и окажет посильную помощь. Если что-то выяснишь <text:span text:style-name="T17">—</text:span> держи меня в ведении. Посылай письма Спайком, он настроен на меня. Этот милый дракончик <text:span text:style-name="T17">—</text:span> ассистент моей ученицы, Твайлайт Спаркл. С ней ты уже знаком.</text:p>
      <text:p text:style-name="P2">Я кивнул.</text:p>
      <text:p text:style-name="P2"><text:span text:style-name="T17">–</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7">–</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7">&lt;</text:span><text:span text:style-name="T24">упомянуть проблески розового цвета</text:span><text:span text:style-name="T17">&gt;</text:span>. Хвост тоже почти подметал пол <text:span text:style-name="T17">—</text:span> это стало заметно, когда она начала двигаться.</text:p>
      <text:p text:style-name="P2"/>
      <text:p text:style-name="P31">– Говорят, по Мэйнхеттену носятся стаи алмазных псов. Они <text:span text:style-name="T17">&lt;</text:span>в ужасе<text:span text:style-name="T17">&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2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text:soft-page-break/>Понивилле, о его истории, культуре и инфраструктуре, а также был выделен пустующий потрёпанный домик на окраине.</text:p>
      <text:p text:style-name="P4">***</text:p>
      <text:p text:style-name="P2"><text:span text:style-name="T17">–</text:span> Привет, Твайлайт Спаркл! Ещё не поздно?</text:p>
      <text:p text:style-name="P2"><text:span text:style-name="T17">–</text:span> Привет! <text:span text:style-name="T17">–</text:span> Твайлайт оторвалась от полки, поставив на место толстенный пыльный фолиант. <text:span text:style-name="T1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7">–</text:span> Это плохо! <text:span text:style-name="T17">–</text:span> Твайлайт помрачнела. <text:span text:style-name="T17">–</text:span> Сон <text:span text:style-name="T1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7">–</text:span> Да, по себе знаю, недосып <text:span text:style-name="T17">—</text:span> одна из паршивейших вещей на свете. <text:span text:style-name="T17">–</text:span> Я уселся на ступеньку лестницы. <text:span text:style-name="T17">– </text:span>Тут такое дело… Тебе удалось что-то узнать про неведомую угрозу, о которой говорила Селестия?</text:p>
      <text:p text:style-name="P2"><text:span text:style-name="T17">–</text:span> Ты про сны о Радужной Фабрике выпускников лётной академии? <text:span text:style-name="T17">–</text:span> Твайлайт отрицательно покачала головой. <text:span text:style-name="T17">–</text:span> Нашла несколько сонников, в самом древнем написано, что сны <text:span text:style-name="T17">—</text:span> ворота в другой мир. Про Фабрику Радуг <text:span text:style-name="T17">—</text:span> ни слова.</text:p>
      <text:p text:style-name="P2"><text:span text:style-name="T17">–</text:span> М-м-м. В описании заклинания Свирл упоминал гармонию. Я и подумал, а что, если это кат-то связано с тобой и твоими друзьями?</text:p>
      <text:p text:style-name="P2"><text:span text:style-name="T17">–</text:span> Хм. Ты так думаешь? <text:span text:style-name="T17">–</text:span> Единорожка вытащила с помощью магии засаленый том из угловой полки с знакомым названием: “Основы магического искусства”.</text:p>
      <text:p text:style-name="P2"><text:span text:style-name="T17">–</text:span> М-м-м… “...на укрепление гармонии нашего континуума...”.</text:p>
      <text:p text:style-name="P2">Твайлайт начала в возбуждении ходить по читальному залу.</text:p>
      <text:p text:style-name="P2"><text:span text:style-name="T1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7">заклинание равновесия, в описании к которому есть ссылка на заклинание роста </text:span><text:span text:style-name="T28">(вставить шутку в стиле Влада)</text:span><text:span text:style-name="T2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7">–</text:span> Элементы-шмелементы, <text:span text:style-name="T17">–</text:span> проворчал Спайк, выкарабкиваясь из-под Твайлайт, <text:span text:style-name="T17">–</text:span> привет, Макс (мы с ним виделись пару раз в Кантерлоте). Ты как, не ушиблась? <text:span text:style-name="T17">–</text:span> Дракончик повернулся к единорожке <text:span text:style-name="T17">&lt;</text:span><text:span text:style-name="T24">аликорнице?</text:span><text:span text:style-name="T17">&gt;</text:span>.</text:p>
      <text:p text:style-name="P2"><text:span text:style-name="T17">–</text:span> Да нет, всё в порядке, Спайк. <text:span text:style-name="T1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7">–</text:span> Да, логично, <text:span text:style-name="T17">–</text:span> сказала в нос Твайлайт. <text:span text:style-name="T17">–</text:span> Могла бы и сама догадаться.</text:p>
      <text:p text:style-name="P2"><text:span text:style-name="T17">–</text:span> Но проблема в том, что я не знаю, ак помочь вам. Может, я какая-то неправильная сила? <text:span text:style-name="T17">–</text:span> Я поправил платок на носу Твайлайт.</text:p>
      <text:p text:style-name="P2"><text:span text:style-name="T17">–</text:span> Заклинания Свирла Бородатого обычно срабатывают без ошибок.</text:p>
      <text:p text:style-name="P2"><text:soft-page-break/><text:span text:style-name="T17">–</text:span> Если их правильно вызывают, <text:span text:style-name="T17">–</text:span> пробурчал возвратившийся Спайк, укладываясь в корзинку.</text:p>
      <text:p text:style-name="P2"><text:span text:style-name="T17">–</text:span> Что он имел ввиду?</text:p>
      <text:p text:style-name="P2"><text:span text:style-name="T17">–</text:span> Нууу, - Твайлайт смутилась, <text:span text:style-name="T17">–</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7">–</text:span> Единорожка опустила голову.</text:p>
      <text:p text:style-name="P2"/>
      <text:p text:style-name="P2"><text:span text:style-name="T17">&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7">&gt;</text:span></text:p>
      <text:p text:style-name="P2"><text:span text:style-name="T17">–</text:span> Да, печально получилось <text:span text:style-name="T17">&lt;</text:span><text:span text:style-name="T24">и всего-то</text:span><text:span text:style-name="T1">?</text:span><text:span text:style-name="T17">&gt;</text:span>. Но вернёмся к заклинанию. Во второй раз вы вызвали его правильно <text:span text:style-name="T1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7">–</text:span> Нет, она мне ничего не говорила. Но, видишь ли, ваше королевство и вы сами описаны в моём мире в детском сериале.</text:p>
      <text:p text:style-name="P2"><text:span text:style-name="T17">–</text:span> Мы? Описаны? <text:span text:style-name="T17">–</text:span> Твайлайт от удивления открыла рот. <text:span text:style-name="T1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7">–</text:span> Вряд ли кто-то из людей побывал здесь до меня. До вас ведь никто не вызывал это заклинание Свирла?</text:p>
      <text:p text:style-name="P2"><text:span text:style-name="T17">–</text:span> Нет. Собрание столь сильных магов запомнилось бы.</text:p>
      <text:p text:style-name="P2"><text:span text:style-name="T1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7">–</text:span> Вам нравятся рассказы про Эквестрию? <text:span text:style-name="T17">–</text:span> Твайлайт улыбнулась.</text:p>
      <text:p text:style-name="P2"><text:span text:style-name="T1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7">–</text:span> Брони?</text:p>
      <text:p text:style-name="P2"><text:span text:style-name="T1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7">–</text:span> Ого! У нас есть поклонники! Интересно было бы поговорить об этом с твоим другом.</text:p>
      <text:p text:style-name="P2"><text:span text:style-name="T17">–</text:span> Его нет. Он погиб полгода назад.</text:p>
      <text:p text:style-name="P2"><text:soft-page-break/><text:span text:style-name="T17">–</text:span> О, мои соболезнования! <text:span text:style-name="T17">–</text:span> Твайлайт подошла ко мне и положила переднюю ногу мне на плечо (когда я сидел, она вполне могла достать до него). <text:span text:style-name="T17">–</text:span> Друзей терять очень тяжко.</text:p>
      <text:p text:style-name="P2"><text:span text:style-name="T1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7">–</text:span> Подумать только! <text:span text:style-name="T1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7">–</text:span> Нууу, я не думаю, что это описан наша Терра. У нас ничего подобного не водится.</text:p>
      <text:p text:style-name="P2"><text:span text:style-name="T17">–</text:span> Да? Ну ладно. В конце-концов, это всего лишь миф. Свирл Бородатый, правда, упоминал о двух случаях встреч с существами, похожими на вас. <text:span text:style-name="T1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7">–</text:span> Печенье испёк Спайк. Он на удивление искусный повар, когда на него находит вдохновение.</text:p>
      <text:p text:style-name="P2"><text:span text:style-name="T1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7">–</text:span> Я помню, ваша магия Элементов Гармонии обладает большой силой.</text:p>
      <text:p text:style-name="P2"><text:span text:style-name="T17">–</text:span> Да. <text:span text:style-name="T17">–</text:span> <text:span text:style-name="T1">к</text:span>ивнула Твайлайт. <text:span text:style-name="T1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7">–</text:span> Для восстановления гармонии, говришь, <text:span text:style-name="T17">–</text:span> я почесал затылок.</text:p>
      <text:p text:style-name="P2"><text:span text:style-name="T17">–</text:span> Ну да, это так. Большие возмущения гармонии можно исправить только с помощью… Ой!..</text:p>
      <text:p text:style-name="P2"><text:span text:style-name="T17">–</text:span> Угу, вот именно. Сейчас имеем “большое возмущение гармонии”.</text:p>
      <text:p text:style-name="P2">Твайлайт прижала копыта к вискам.</text:p>
      <text:p text:style-name="P2"><text:span text:style-name="T1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text:soft-page-break/>тому же они биологически бессмертны.</text:p>
      <text:p text:style-name="P14"/>
      <text:p text:style-name="P2"><text:span text:style-name="T17">&lt;</text:span><text:span text:style-name="T2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7">&gt;</text:span></text:p>
      <text:p text:style-name="P14"/>
      <text:p text:style-name="P2"><text:span text:style-name="T17">–</text:span> Хорошо, у тебя есть какие-то встречные предложения?</text:p>
      <text:p text:style-name="P2">Твайлайт задумчиво прошлась вдоль книжной полки.</text:p>
      <text:p text:style-name="P2"><text:span text:style-name="T1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7">–</text:span> Для духа я слишком материален.</text:p>
      <text:p text:style-name="P2"><text:span text:style-name="T17">–</text:span> Я знаю. Но ничего более подходящего в голову не приходит. Приходи завтра после обеда. Хорошо?</text:p>
      <text:p text:style-name="P2"><text:span text:style-name="T17">–</text:span> Хорошо, Твайлайт. Приду. Спокойной ночи!</text:p>
      <text:p text:style-name="P2"><text:span text:style-name="T17">–</text:span> Спокойной ночи, Макс!</text:p>
      <text:p text:style-name="P2"/>
      <text:h text:style-name="P12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text:soft-page-break/>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text:soft-page-break/>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1" text:outline-level="2">Первый сеанс двойного сна. Рэрити</text:h>
      <text:p text:style-name="P2"/>
      <text:p text:style-name="P2"><text:span text:style-name="T17">&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7">–</text:span> Кровать для тебя маловата, Макс, <text:span text:style-name="T17">–</text:span> извиняющимся тоном сообщила Твайлайт. <text:span text:style-name="T17">–</text:span> Мы сдвинули два матраса на полу. Вы с Рэрити должны поместиться.</text:p>
      <text:p text:style-name="P2"><text:span text:style-name="T17">–</text:span> Может, и поместимся. Но, вообще, я во сне верчусь.</text:p>
      <text:p text:style-name="P2"><text:span text:style-name="T17">–</text:span> Не страшно, ты не успеешь… <text:span text:style-name="T17">–</text:span> её слова были заглушены звоном входного колокольчика. Хлопнула дверь и в читальный зал вошла светлая единорожка.</text:p>
      <text:p text:style-name="P2"><text:span text:style-name="T1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17">—</text:span> всё это придавало Рэрити неожиданный шарм.</text:p>
      <text:p text:style-name="P2"><text:span text:style-name="T17">–</text:span> Рэрити, ты выглядишь… Замечательно выглядишь! <text:span text:style-name="T17">–</text:span> растерянно пролепетала Твайлайт.</text:p>
      <text:p text:style-name="P2"><text:span text:style-name="T17">–</text:span> Дааааааа… Замечательно! <text:span text:style-name="T17">–</text:span> наконец-то смог закрыть рот <text:span text:style-name="T1">и втянуть слюни </text:span>Спайк.</text:p>
      <text:p text:style-name="P2"><text:span text:style-name="T1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7">–</text:span> смущённо сказала Рэрити, глядя мимо меня своими фиолетовыми глазами.</text:p>
      <text:p text:style-name="P2"><text:span text:style-name="T17">–</text:span> Спасибо, Рэрити. Ты выглядишь потрясно. <text:span text:style-name="T1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7">–</text:span> Ну что же, если готовы <text:span text:style-name="T1">—</text:span> ложитесь на матрас и расслабьтесь. Вы должны касаться друг-друга. <text:span text:style-name="T1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7">–</text:span> Готовы? <text:span text:style-name="T17">–</text:span> Спросила Твайлайт.</text:p>
      <text:p text:style-name="P2"><text:span text:style-name="T17">–</text:span> Я готова. <text:span text:style-name="T17">–</text:span> <text:span text:style-name="T1">о</text:span>тозвалась Рэрити.</text:p>
      <text:p text:style-name="P2"><text:span text:style-name="T17">–</text:span> Готов. <text:span text:style-name="T1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1" text:outline-level="2">Сон Макса</text:h>
      <text:p text:style-name="P81"/>
      <text:p text:style-name="P2"><text:span text:style-name="T17">&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17">–</text:span> Готова, <text:span text:style-name="T17">–</text:span> процедила она.</text:p>
      <text:p text:style-name="P28">В сон отправились сразу три пони <text:span text:style-name="T17">—</text:span> Рэрити, Рэйнбоу Дэш и Пинки. Пинки после пробуждения Макса пробуждается безумной <text:span text:style-name="T17">—</text:span> Твайлайт пытается её лечить</text:p>
      <text:p text:style-name="P2"><text:span text:style-name="T23">Эгрегор Эквестрии </text:span><text:span text:style-name="T26">—</text:span><text:span text:style-name="T23"> Селестия </text:span><text:span text:style-name="T26">—</text:span><text:span text:style-name="T23"> на кончике главного рога Анакорна</text:span><text:span text:style-name="T17">&gt;</text:span></text:p>
      <text:p text:style-name="P4">***</text:p>
      <text:p text:style-name="P2"><text:span text:style-name="T17">–</text:span> Вставай, Макс! <text:span text:style-name="T17">–</text:span> Маленькое копыто надавливало мне на грудь, делая энергичные круговые движения.</text:p>
      <text:p text:style-name="P2"><text:span text:style-name="T17">–</text:span> Твайлайт? <text:span text:style-name="T17">–</text:span> Взгляд сфокусировался на лавандовой единорожке, озабоченно осматривающей меня и продолжающей массаж в области сердца.</text:p>
      <text:p text:style-name="P2"><text:soft-page-break/><text:span text:style-name="T17">–</text:span> Мне не понравился цвет твоей мордочки. Ты стал слишком бледный. Я решила прервать твой сон. Как ты себя ...</text:p>
      <text:p text:style-name="P2"><text:span text:style-name="T17">–</text:span> … чувствуешь, дорогая Рэрити?! Я могу чем-нибудь помочь? Вот, выпей воды! <text:span text:style-name="T17">–</text:span> <text:span text:style-name="T1">д</text:span>ракончик метался вокруг светлой единорожки, в волнении заламывая лапки.</text:p>
      <text:p text:style-name="P2"><text:span text:style-name="T17">–</text:span> Спасибо, Спайк! Ты очень любезен! <text:span text:style-name="T17">–</text:span> Рэрити приподнялась на матрасе и сделала пару глотков из услужливо поднесенного Спайком стакана.</text:p>
      <text:p text:style-name="P2"><text:span text:style-name="T17">–</text:span> Я в порядке. Что-то удалось узнать? <text:span text:style-name="T17">–</text:span> обратился я к Рэрити.</text:p>
      <text:p text:style-name="P2"><text:span text:style-name="T17">–</text:span> Я всё расскажу, <text:span text:style-name="T17">–</text:span> кивнула единорожка. <text:span text:style-name="T1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7">–</text:span> Годится, <text:span text:style-name="T17">–</text:span> кивнула Твайлайт. <text:span text:style-name="T17">–</text:span> Тогда до завтрашнего вечера каждый свободен и занимается своими делами.</text:p>
      <text:p text:style-name="P2"><text:span text:style-name="T17">– </text:span>Да, Макс?</text:p>
      <text:p text:style-name="P2"><text:span text:style-name="T1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7">–</text:span> Я помогу-у-у-у! <text:span text:style-name="T17">–</text:span> <text:span text:style-name="T1">з</text:span>апрыгала на месте Пинки.</text:p>
      <text:p text:style-name="P2"><text:span text:style-name="T17">–</text:span> Я помогу! <text:span text:style-name="T17">–</text:span> <text:span text:style-name="T1">н</text:span>еожиданно вызвалась Рэйнбоу Дэш, до этого безучастно наблюдавшая за нами.</text:p>
      <text:p text:style-name="P2"/>
      <text:p text:style-name="P2"><text:span text:style-name="T17">&lt;</text:span><text:span text:style-name="T23">Как возникли пегасы и единороги.</text:span></text:p>
      <text:p text:style-name="P2"><text:span text:style-name="T23">Пони для мирного сосуществования с соседями вступали в межвидовые браки (не только правители, а и целые племена). Единороги </text:span><text:span text:style-name="T24">—</text:span><text:span text:style-name="T23"> гибриды земнопони и истинных единорогов (с раздвоенными копытами и хвостом с кисточкой). Пегасы </text:span><text:span text:style-name="T24">—</text:span><text:span text:style-name="T23"> гибриды земнопони и грифонов (гены пегасов </text:span><text:span text:style-name="T24">—</text:span><text:span text:style-name="T23"> слабые, потому они редко женятся на других пони).</text:span><text:span text:style-name="T17">&gt;</text:span></text:p>
      <text:p text:style-name="P2"/>
      <text:p text:style-name="P2"><text:span text:style-name="T17">–</text:span> Я первая предложила! <text:span text:style-name="T17">–</text:span> возмутилась Пинки.</text:p>
      <text:p text:style-name="P2"><text:span text:style-name="T17">–</text:span> Предложила не ты, а Твайлайт. <text:span text:style-name="T17">–</text:span> <text:span text:style-name="T1">п</text:span>арировала Рэйнбоу Дэш.</text:p>
      <text:p text:style-name="P2"><text:span text:style-name="T17">–</text:span> Не ссорьтесь, <text:span text:style-name="T1">кобылки</text:span>! Давайте сегодня мне показывает Понивилль Пинки, а завтра <text:span text:style-name="T1">—</text:span> ты, Рэйнбоу. <text:span text:style-name="T17">–</text:span> <text:span text:style-name="T1">п</text:span>редложил я. <text:span text:style-name="T17">–</text:span> Годится?</text:p>
      <text:p text:style-name="P2"><text:span text:style-name="T17">–</text:span> Лады. <text:span text:style-name="T17">–</text:span> проворчала пегаска. <text:span text:style-name="T17">–</text:span> Приходи завтра на девять к библиотеке. Нет, лучше на десять.</text:p>
      <text:p text:style-name="P2"><text:span text:style-name="T17">–</text:span> Хорошо, Рэйнбоу Дэш. Договорились.</text:p>
      <text:p text:style-name="P2"><text:span text:style-name="T17">–</text:span> Пошли-пошли-пошли-пошли, <text:span text:style-name="T17">–</text:span> подталкивала меня головой к выходу Пинки. <text:span text:style-name="T1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oft-page-break/><text:span text:style-name="T1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7">–</text:span> <text:span text:style-name="T1">э</text:span>нергия Пинки была неиссякаема.</text:p>
      <text:p text:style-name="P2"><text:span text:style-name="T17">–</text:span> Ффух! Дай отдышаться.</text:p>
      <text:p text:style-name="P2"><text:span text:style-name="T17">–</text:span> Устал? <text:span text:style-name="T17">–</text:span> <text:span text:style-name="T1">у</text:span>частливо спросила Пинки.</text:p>
      <text:p text:style-name="P2"><text:span text:style-name="T1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7">–</text:span> Да? Тогда пойдём перекусим.</text:p>
      <text:p text:style-name="P2">Манерный пони-оффициант выслушал наши пожелания и удалился.</text:p>
      <text:p text:style-name="P2"><text:span text:style-name="T17">–</text:span> А какой у тебя был образ жизни?</text:p>
      <text:p text:style-name="P2"><text:span text:style-name="T17">–</text:span> В основном, <text:span text:style-name="T1">э</text:span>сидячий.</text:p>
      <text:p text:style-name="P2"><text:span text:style-name="T1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7">–</text:span> А у нас сидячая работа в порядке вещей.</text:p>
      <text:p text:style-name="P2"><text:span text:style-name="T17">–</text:span> Ужас-ужас! <text:span text:style-name="T17">–</text:span> Пинки прижала копыта передних ног к голове. <text:span text:style-name="T1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7">&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text:span text:style-name="T23">У Твайлайт после видения гибели Кимеринна появились морщинки возле глаз</text:span><text:span text:style-name="T17">&gt;</text:span></text:p>
      <text:p text:style-name="P2"/>
      <text:h text:style-name="P12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7">–</text:span> Привет! Куда это ты собрался? <text:span text:style-name="T17">–</text:span> <text:span text:style-name="T1">п</text:span>розвучало из листвы, как только я взялся за ручку двери. С ветки на землю спланировала Рэйнбоу Дэш.</text:p>
      <text:p text:style-name="P2"><text:span text:style-name="T17">–</text:span> Она ещё спит. Вчера пересидела за книгами. Не стоит её будить. <text:span text:style-name="T17">–</text:span> пегаска <text:span text:style-name="T1">к</text:span>ивнула на дверь. <text:span text:style-name="T17">–</text:span> Ну, пошли?</text:p>
      <text:p text:style-name="P2"><text:span text:style-name="T17">–</text:span> Пошли, Рэйнбоу Дэш. А куда?</text:p>
      <text:p text:style-name="P2"><text:span text:style-name="T17">–</text:span> Слушай, зови меня Дэш. А то и мне придётся звать тебя полным именем, а я этого не выношу.</text:p>
      <text:p text:style-name="P2"><text:span text:style-name="T17">–</text:span> Договорились, Дэш. Так куда мы идём?</text:p>
      <text:p text:style-name="P2"><text:span text:style-name="T17">–</text:span> К <text:span text:style-name="T17">&lt;</text:span><text:span text:style-name="T23">водопаду</text:span><text:span text:style-name="T17">&gt;</text:span>. Там здоровски красивое место.</text:p>
      <text:p text:style-name="P2"><text:span text:style-name="T17">–</text:span> А я думал, ты хочешь показать мне Понивилль.</text:p>
      <text:p text:style-name="P2"><text:span text:style-name="T17">–</text:span> Да ладно, <text:span text:style-name="T17">–</text:span> засмеялась пегаска, скосив на меня смущёную мордочку, <text:span text:style-name="T1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text:soft-page-break/>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7">–</text:span> Макс, <text:span text:style-name="T17">–</text:span> нарушила молчание Дэш, <text:span text:style-name="T1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7">–</text:span> Дежа вю? Ты об этом?</text:p>
      <text:p text:style-name="P2"><text:span text:style-name="T17">– </text:span>Что? Какое ещё дежавю?</text:p>
      <text:p text:style-name="P2"><text:span text:style-name="T17">–</text:span> Ложные воспоминания. Ты помнишь о чём-то, чего на самом деле никогда не было.</text:p>
      <text:p text:style-name="P2"><text:span text:style-name="T17">–</text:span> Хм. Может, и дежавю… Может… А если всё же было? Но ты не помнишь когда и как?</text:p>
      <text:p text:style-name="P2"><text:span text:style-name="T17">–</text:span> Дэш, не говори загадками. Если хочешь услышать внятный ответ, задавай внятный вопрос.</text:p>
      <text:p text:style-name="P2"><text:span text:style-name="T17">–</text:span> Не готова я… задать внятный вопрос. <text:span text:style-name="T17">–</text:span> <text:span text:style-name="T1">п</text:span>робормотала пегаска. <text:span text:style-name="T17">–</text:span> Нам туда.</text:p>
      <text:p text:style-name="P2">Дэш указала на тропку, уводящую от путей в молодой берёзово-кленовый лесок.</text:p>
      <text:p text:style-name="P2"><text:span text:style-name="T17">–</text:span> Ну-у-у, так мы до вечера не дойдём. <text:span text:style-name="T17">–</text:span> <text:span text:style-name="T1">н</text:span>едовольно заметила Дэш через пару минут. <text:span text:style-name="T17">–</text:span> Пробежимся?</text:p>
      <text:p text:style-name="P2"><text:span text:style-name="T17">–</text:span> Из меня бегун тот ещё. <text:s/>Я проплыть могу больше, чем пробежать.</text:p>
      <text:p text:style-name="P2"><text:span text:style-name="T1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7">–</text:span> Всё, Дэш. Я больше не могу.</text:p>
      <text:p text:style-name="P2"><text:span text:style-name="T17">–</text:span> Ты шутишь? Мы и полмили не пробежали.</text:p>
      <text:p text:style-name="P2"><text:span text:style-name="T17">–</text:span> Понимаешь, бег <text:span text:style-name="T1">—</text:span> не моя сильная сторона. Никогда не умел долго бегать.</text:p>
      <text:p text:style-name="P2"><text:span text:style-name="T17">–</text:span> Как же ты жил тогда? <text:span text:style-name="T17">–</text:span> недоумённо уставилась на меня пегаска. <text:span text:style-name="T17">– </text:span><text:span text:style-name="T1">Летать-то ты тоже не умеешь?</text:span></text:p>
      <text:p text:style-name="P2"><text:span text:style-name="T1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7">–</text:span> Ничего себе “скорее исключение, чем правило”, <text:span text:style-name="T17">–</text:span> удивлённо повторила Дэш. <text:span text:style-name="T17">–</text:span> Да у нас это такое же исключение, как нелетающий пегас! Какое уж там “правило”! Дискорд, что же нам делать? Так мы не успеем…</text:p>
      <text:p text:style-name="P2"><text:span text:style-name="T17">–</text:span> Мы можем вернуться. А это место ты покажешь мне в другой раз. Выберемся туда в двухдневный поход.</text:p>
      <text:p text:style-name="P2"><text:span text:style-name="T17">–</text:span> Нет уж! Никаких “вернуться”. Если вернёмся, то никогда уже там не побываем. <text:span text:style-name="T17">–</text:span> <text:span text:style-name="T1">с</text:span>ерьёзно заявила Дэш. <text:span text:style-name="T17">–</text:span> Уж поверь мне. Вот что. У тебя передние лапы <text:span text:style-name="T1">—</text:span> те, которые с пальцами, <text:span text:style-name="T1">—</text:span> сильные?</text:p>
      <text:p text:style-name="P2"><text:span text:style-name="T17">&lt;</text:span><text:span text:style-name="T23">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text:span text:style-name="T17">–</text:span> Сможешь меня удержать?</text:p>
      <text:p text:style-name="P2"><text:span text:style-name="T17">–</text:span> Ты про руки, что ли? Смогу. А зачем?</text:p>
      <text:p text:style-name="P2"><text:span text:style-name="T17">–</text:span> Тогда держи меня. За задние ноги.</text:p>
      <text:p text:style-name="P2">И Дэш поднялась в воздух, зависнув на высоте примерно двух метров.</text:p>
      <text:p text:style-name="P2"><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7">–</text:span> <text:span text:style-name="T1">н</text:span>ачала оправдываться Дэш.</text:p>
      <text:p text:style-name="P2"><text:span text:style-name="T1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7">–</text:span> Ну да, не сообразила сразу насчёт баланса, <text:span text:style-name="T17">–</text:span> рассмеялась пегаска, вставая на ноги. <text:span text:style-name="T1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7">–</text:span> Ю-у-у-у-ху-у-у-у!!! <text:span text:style-name="T1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7">&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6">–</text:span><text:span text:style-name="T23"> Пинки? </text:span><text:span text:style-name="T26">–</text:span><text:span text:style-name="T23"> Дэш сморщила нос. </text:span><text:span text:style-name="T26">–</text:span><text:span text:style-name="T23"> Я скажу ей, чтоб больше не </text:span><text:span text:style-name="T26">платила.</text:span><text:span text:style-name="T17">&gt;</text:span></text:p>
      <text:p text:style-name="P2"><text:span text:style-name="T17">Хотя</text:span> за то немногое время, что мы провели вместе, я понял, что ожидать от голубой пегаски предсказуемости <text:span text:style-name="T1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7">—</text:span> скажем, 35 <text:span text:style-name="T17">– </text:span>40 метров (на 50 я без дыхательной подготовки давно не замахиваюсь, а о 75-ти уже даже и не вспоминаю), но в такой воде <text:span text:style-name="T1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7">–</text:span> Ф-р-р-р. Тьфу! Бр-р-р.</text:p>
      <text:p text:style-name="P2">Дэш выплюнула меня на берег и сама упала рядом.</text:p>
      <text:p text:style-name="P2"><text:span text:style-name="T17">–</text:span> Что ж? Ты? Не? Сказал? Что? <text:s/>Не? Умеешь? Плавать? <text:span text:style-name="T17">–</text:span> <text:span text:style-name="T1">в</text:span> промежутках между вздохами процедила Дэш.</text:p>
      <text:p text:style-name="P2"><text:span text:style-name="T17">–</text:span> С чего ты взяла? Я умею.</text:p>
      <text:p text:style-name="P2"><text:span text:style-name="T17">–</text:span> Ты ушёл под воду! И не выныривал! <text:span text:style-name="T17">–</text:span> <text:span text:style-name="T1">о</text:span>т возмущения пегаска даже забыла дышать.</text:p>
      <text:p text:style-name="P2"><text:span text:style-name="T17">–</text:span> Я не выныривал, потому что решил поплавать под водой. Я, вообще, это дело люблю.</text:p>
      <text:p text:style-name="P2"><text:span text:style-name="T17">–</text:span> Что??! И ты не предупредил меня?!! Знаешь, как я испугалась?!! Ни одна пони без магии столько <text:soft-page-break/>под водой не продержится!!</text:p>
      <text:p text:style-name="P2"><text:span text:style-name="T1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7">–</text:span> Да. Это я виновата. Я дура. Извини, <text:span text:style-name="T1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7">&lt;</text:span><text:span text:style-name="T23">В Кантерлоте Макс присутствует на церемонии прощания с Кимеринном</text:span><text:span text:style-name="T1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7">–</text:span> Ух ты! <text:span text:style-name="T1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7">–</text:span> Как тут…</text:p>
      <text:p text:style-name="P2"><text:span text:style-name="T17">–</text:span> Красиво, правда? <text:span text:style-name="T17">–</text:span> Дэш отследила мой взгляд и кивнула.</text:p>
      <text:p text:style-name="P2"><text:span text:style-name="T17">–</text:span> Красиво <text:span text:style-name="T1">—</text:span> это не то <text:span text:style-name="T1">чувство</text:span>. Тут чудесно! Просто слов нет…</text:p>
      <text:p text:style-name="P2"><text:span text:style-name="T1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7">–</text:span> А сейчас? Сейчас у тебя есть такое чувство?</text:p>
      <text:p text:style-name="P2"><text:span text:style-name="T17">–</text:span> Сейчас мне хочется, чтобы ты это видел. Не знаю почему. То есть, не совсем чтобы не знаю. <text:span text:style-name="T17">–</text:span> Дэш отпрянула и посмотрела мне в глаза. <text:span text:style-name="T1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7">–</text:span> Это исключено, Дэш. Я никак не мог повстречаться с тобой в своём мире.</text:p>
      <text:p text:style-name="P2"><text:span text:style-name="T17">–</text:span> Да? Странно. Откуда же это чувство, будто я тебя знаю? <text:span text:style-name="T17">–</text:span> <text:span text:style-name="T1">п</text:span>робормотала пегаска. <text:span text:style-name="T1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7">–</text:span> Тебе надо просушить шерсть. Снимай-ка одежду! <text:span text:style-name="T17">–</text:span> <text:span text:style-name="T1">с</text:span>командовала Дэш.</text:p>
      <text:p text:style-name="P2"><text:span text:style-name="T1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oft-page-break/><text:span text:style-name="T17">–</text:span> Куда это ты спрятался? <text:span text:style-name="T17">–</text:span> <text:span text:style-name="T1">з</text:span>аросли вербы раздвинулись, пропуская пегаску.</text:p>
      <text:p text:style-name="P2"><text:span text:style-name="T17">–</text:span> Оп-па! <text:span text:style-name="T1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7">–</text:span> Ты чего? <text:span text:style-name="T17">–</text:span> <text:span text:style-name="T1">в</text:span> конце-концов озадаченно спросила она. <text:span text:style-name="T17">–</text:span> Что-то не так?</text:p>
      <text:p text:style-name="P2"><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7">–</text:span> А с кем не так? Со мной? С тобой? Или вообще? <text:span text:style-name="T17">–</text:span> <text:span text:style-name="T1">д</text:span>опытывалась пегаска.</text:p>
      <text:p text:style-name="P2"><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2"><text:span text:style-name="T17">–</text:span> Ну и?</text:p>
      <text:p text:style-name="P2"><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7">–</text:span> А какой смысл в этом правиле? Какую цель оно преследует?</text:p>
      <text:p text:style-name="P2"><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7">–</text:span> Вот видишь, ты меня правильно поняла. Описанные тобой табу у нас, кстати, тоже есть.</text:p>
      <text:p text:style-name="P2"><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7">&lt;</text:span><text:span text:style-name="T23">Аликорны </text:span><text:span text:style-name="T26">—</text:span><text:span text:style-name="T23"> элементали. Они воплощают в себе какую-либо сторону чаяний и настроений сообщества пони. Анакорн </text:span><text:span text:style-name="T26">—</text:span><text:span text:style-name="T23"> супераликорн, элементаль всего мира</text:span><text:span text:style-name="T17">&gt;</text:span></text:p>
      <text:p text:style-name="P14"/>
      <text:p text:style-name="P2"><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попросили спеть на празднике <text:span text:style-name="T17">&lt;</text:span><text:span text:style-name="T26">zxcbzxcvb</text:span><text:span text:style-name="T17">&gt;</text:span>.</text:p>
      <text:p text:style-name="P2">Я не ответил.</text:p>
      <text:p text:style-name="P2">Пегаска подошла поближе и села, прижавшись тёплым боком ко мне.</text:p>
      <text:p text:style-name="P2"><text:span text:style-name="T17">–</text:span> Ты молчишь. Я опять рассердила тебя, да? У меня постоянно с этим проблемы. <text:span text:style-name="T17">–</text:span> Дэш напряжённо смотрела в одну точку прямо перед собой. Её шерсть не могла скрыть мелко дрожи. <text:span text:style-name="T1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7">–</text:span> У тебя оригинальный способ исповедаться, Дэш, <text:span text:style-name="T17">–</text:span> наконец закашлялся я. <text:span text:style-name="T17">–</text:span> Затащить в укромное местечко, попытаться утопить, а под конец сорвать штаны и… <text:span text:style-name="T17">–</text:span> тут Дэш сама прыснула от смеха.</text:p>
      <text:p text:style-name="P2">Вдоволь отсмеявшись, Дэш ткнула меня носом в грудь и спросила:</text:p>
      <text:p text:style-name="P2"><text:span text:style-name="T17">–</text:span> И?</text:p>
      <text:p text:style-name="P2"><text:span text:style-name="T17">–</text:span> Что “и”?</text:p>
      <text:p text:style-name="P2"><text:span text:style-name="T17">–</text:span> Ты сказал: “ А под конец сорвать штаны и…” <text:span text:style-name="T17">–</text:span> вот я и хочу знать, что “и”?</text:p>
      <text:p text:style-name="P2">Я смутился.</text:p>
      <text:p text:style-name="P2"><text:span text:style-name="T17">–</text:span> Да ничего… Не бери в голову.</text:p>
      <text:p text:style-name="P2"><text:span text:style-name="T17">–</text:span> А я хочу брать! Какой ты всё-таки… <text:span text:style-name="T17">–</text:span> Дэш встала, потянувшись сначала передней половиной, потом задней.</text:p>
      <text:p text:style-name="P2"><text:span text:style-name="T17">–</text:span> Какой?</text:p>
      <text:p text:style-name="P2"><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7">–</text:span> Короче, решай. <text:span text:style-name="T17">–</text:span> <text:span text:style-name="T1">е</text:span>ё нос почти касался моего. <text:span text:style-name="T1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7">–</text:span> Дэш, ты..?</text:p>
      <text:p text:style-name="P2"><text:span text:style-name="T17">–</text:span> Да, Дискорд тебя забери! Я предлагаю тебе ЗА-НЯТЬ-СЯ СЕК-СОМ со мной! <text:span text:style-name="T17">–</text:span> <text:span text:style-name="T1">п</text:span>очти зло отчеканила пегаска. <text:span text:style-name="T1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7">–</text:span> Дэш!</text:p>
      <text:p text:style-name="P2"><text:span text:style-name="T17">–</text:span> Да? <text:span text:style-name="T1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7">–</text:span> Ничего себе!</text:p>
      <text:p text:style-name="P2"><text:span text:style-name="T17">–</text:span> А ты как думал, откуда взялись пони-пегасы и пони-единороги?</text:p>
      <text:p text:style-name="P2"><text:span text:style-name="T17">–</text:span> Я думал, они всегда были.</text:p>
      <text:p text:style-name="P2"><text:span text:style-name="T17">–</text:span> Не всегда. Пегасы произошли от земных пони и грифонов. Пони-единороги <text:span text:style-name="T17">–</text:span> от земных пони и <text:soft-page-break/>диких единорогов.</text:p>
      <text:p text:style-name="P2"><text:span text:style-name="T17">–</text:span> А что это за дикие единороги?</text:p>
      <text:p text:style-name="P2"><text:span text:style-name="T17">–</text:span> Сейчас они почти не встречаются. У них хвосты как у льва <text:span text:style-name="T1">—</text:span> с кисточкой на конце. И раздвоенные копыта.</text:p>
      <text:p text:style-name="P2"><text:span text:style-name="T17">–</text:span> А аликорны от кого произошли? От пегасов и единорогов?</text:p>
      <text:p text:style-name="P2"><text:span text:style-name="T17">–</text:span> Нет, <text:span text:style-name="T17">–</text:span> отрицательно покачала головой Дэш. <text:span text:style-name="T17">–</text:span> Никто не знает, как появились аликорны. Одно я знаю точно: если единорог спарится с пегасом, аликорна не получится.</text:p>
      <text:p text:style-name="P2"><text:span text:style-name="T17">–</text:span> Что ж, спасибо, что просветила. Однако…</text:p>
      <text:p text:style-name="P2"><text:span text:style-name="T17">–</text:span> Что?</text:p>
      <text:p text:style-name="P2"><text:span text:style-name="T17">–</text:span> Ты лежишь на мне.</text:p>
      <text:p text:style-name="P2"><text:span text:style-name="T17">–</text:span> Ну да, лежу, <text:span text:style-name="T17">–</text:span> Дэш ехидно улыбнулась и заёрзала животом. <text:span text:style-name="T17">–</text:span> А что?</text:p>
      <text:p text:style-name="P2"><text:span text:style-name="T17">–</text:span> А то, что в таком положении я до тебя не достану! У тебя слишком высоко расположена... ммм… анатомия.</text:p>
      <text:p text:style-name="P2"><text:span text:style-name="T17">–</text:span> Потерпи чуть-чуть, <text:span text:style-name="T17">–</text:span> пегаска хихикнула и снова заёрзала животом, прижав его ко мне. <text:span text:style-name="T1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7">–</text:span> Эт-то магия-а-а-а.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предплечье. Дыхание у неё стало прерывистым.</text:p>
      <text:p text:style-name="P2"><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2"><text:span text:style-name="T17">–</text:span> Дэш, <text:span text:style-name="T17">–</text:span> рассмеялся я, <text:span text:style-name="T17">–</text:span> отпусти ухо!</text:p>
      <text:p text:style-name="P2"><text:span text:style-name="T17">–</text:span> Отпускаю, <text:span text:style-name="T17">–</text:span> шепнула пегаска мне в ухо. <text:span text:style-name="T17">–</text:span> А ты вытаскивай из меня палец и займись делом.</text:p>
      <text:p text:style-name="P2"><text:soft-page-break/>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7">–</text:span> Мы опаздываем! Рэрити назначила на восемь часов вечера у Твайлайт!</text:p>
      <text:p text:style-name="P2"><text:span text:style-name="T17">&lt;</text:span><text:span text:style-name="T23">Р/Д отправляется в сон до Рэрити и там вспоминает Леро/Листа.</text:span><text:span text:style-name="T17">&gt;</text:span></text:p>
      <text:p text:style-name="P2">Пока я одевался, пегаска в нетерпении рыла копытом землю.</text:p>
      <text:p text:style-name="P2"><text:span text:style-name="T17">–</text:span> Оделся? Хватайся! <text:span text:style-name="T17">–</text:span> Дэш подпрыгнула и зависла у меня над головой, давая схватиться за ноги.</text:p>
      <text:p text:style-name="P2">И мы понеслись…</text:p>
      <text:p text:style-name="P2"/>
      <text:h text:style-name="P12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7">&lt;</text:span><text:span text:style-name="T23">Вкратце суть сна Рэрити.</text:span></text:p>
      <text:p text:style-name="P2"><text:span text:style-name="T23">Она проснулась в мире Терры веб-дизайнером. И мир Эквестрии ей только снился </text:span><text:span text:style-name="T26">—</text:span><text:span text:style-name="T23"> и быстро начал забываться. Т.е. мир Эквестрии - всего лишь сон терранского парня (девушки?)</text:span></text:p>
      <text:p text:style-name="P2"><text:span text:style-name="T23">к экрану - очередь из пони (пони пропадают из Эквестрии). В очереди близко к экрану </text:span><text:span text:style-name="T26">—</text:span><text:span text:style-name="T23"> Селестия. Рэрити </text:span><text:span text:style-name="T26">—</text:span><text:span text:style-name="T23"> без очереди (у неё </text:span><text:span text:style-name="T26">—</text:span><text:span text:style-name="T23"> билет-пропуск от Индрэ).</text:span></text:p>
      <text:p text:style-name="P2"><text:span text:style-name="T23">Рэрити проснулась парнем, т.к. в Эквестрии </text:span><text:span text:style-name="T26">—</text:span><text:span text:style-name="T23"> матриархат, роль терранских мужчин там несут кобылы.</text:span></text:p>
      <text:p text:style-name="P2"><text:span text:style-name="T23">В конце-концов Макс проснётся на Земле, всё это ему приснится и он быстро забудет этот сон. По стопам этого сна он напишет книгу</text:span><text:span text:style-name="T1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text:soft-page-break/>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7">&lt;</text:span><text:span text:style-name="T23">Влад рассказывает Максу о своём сне </text:span><text:span text:style-name="T26">—</text:span><text:span text:style-name="T23"> как он был поняхой, а потом проснулся в мире Терры</text:span><text:span text:style-name="T17">&gt;</text:span></text:p>
      <text:p text:style-name="P14"/>
      <text:p text:style-name="P2"><text:span text:style-name="T17">– </text:span>... я слишком приблизилась к экрану и меня стало тянуть к нему. Пони, ждущий своей очереди, еле увернулся от меня <text:span text:style-name="T17">—</text:span> так быстро я неслась к экрану, <text:span text:style-name="T17">–</text:span> возбуждённо говорила Рэрити, <text:span text:style-name="T17">–</text:span> но тут… <text:span text:style-name="T17">–</text:span> она запнулась.</text:p>
      <text:p text:style-name="P2"><text:span text:style-name="T17">–</text:span> Да? Что “тут”? <text:span text:style-name="T17">–</text:span> Твайлайт была вся внимание.</text:p>
      <text:p text:style-name="P2"><text:span text:style-name="T17">–</text:span> Тут я проснулась.</text:p>
      <text:p text:style-name="P2"><text:span text:style-name="T17">–</text:span> О, понятно. Я была вынуждена прервать ваше сновидение, так как Макс очень плохо выглядел. <text:span text:style-name="T17">–</text:span> <text:span text:style-name="T1">о</text:span>бъяснила Твайлайт. <text:span text:style-name="T17">–</text:span> В твоих манекенах в бутике больше жизни, чем тогда было в нём <text:span text:style-name="T17">–</text:span> она указала копытом на меня. <text:span text:style-name="T17">–</text:span> Но даже то, что ты успела увидеть, очень интересно. Сфера из светящихся пони <text:span text:style-name="T17">–</text:span> это, конечно же, Эгрегор Эквестрии. Место, откуда берутся и куда уходят все пони</text:p>
      <text:p text:style-name="P2">(<text:span text:style-name="T17">&lt;</text:span><text:span text:style-name="T23">согласовать с тем, что говорил Анакорн о Р/Д</text:span><text:span text:style-name="T17">&gt;</text:span>). </text:p>
      <text:p text:style-name="P2">Об этом Эгрегоре пишется в книге <text:span text:style-name="T17">&lt;</text:span><text:span text:style-name="T23">Изменчивой Магии</text:span><text:span text:style-name="T17">&gt;</text:span>. То, что Рэрити удалось его увидеть <text:span text:style-name="T1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7">&lt;</text:span><text:span text:style-name="T23">обоснование сна для Р/Д. РД видит несколько вариантов историй с Mane6 </text:span><text:span text:style-name="T26">—</text:span><text:span text:style-name="T23"> и с собой + Леро </text:span><text:span text:style-name="T26">—</text:span><text:span text:style-name="T23"> намёк на несовместимые фанфики</text:span></text:p>
      <text:p text:style-name="P2"><text:span text:style-name="T23">Пинки видит кошмар (кексики) и сходит с ума. И ещё она видит как Селестия стала Матрицей (подпрограммой Нексуса)</text:span><text:span text:style-name="T17">&gt;</text:span></text:p>
      <text:p text:style-name="P2"/>
      <text:p text:style-name="P2"><text:span text:style-name="T17">–</text:span> Хммм… <text:span text:style-name="T17">–</text:span> Твайлайт в задумчивости остановилась перед одной из полок. <text:span text:style-name="T17">–</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7">–</text:span> И самое главное… <text:span text:style-name="T17">–</text:span> Рэрити задумчиво потерла висок. <text:span text:style-name="T17">–</text:span> В той очереди, совсем близко к экрану стояла она…</text:p>
      <text:p text:style-name="P2"><text:span text:style-name="T17">–</text:span> Кто <text:span text:style-name="T17">—</text:span> она? <text:span text:style-name="T17">–</text:span> повернулась Твайлайт.</text:p>
      <text:p text:style-name="P2"><text:span text:style-name="T17">–</text:span> Её Высочество, принцесса Селестия...</text:p>
      <text:p text:style-name="P2"/>
      <text:p text:style-name="P2"><text:span text:style-name="T17">&lt;</text:span><text:span text:style-name="T23">Подходя к замку Принцесс, Дэш рассказывает Максу обо сне, который она утаила - с Леро.</text:span><text:span text:style-name="T17">&gt;</text:span> </text:p>
      <text:p text:style-name="P2"/>
      <text:p text:style-name="P2"><text:span text:style-name="T17">&lt;</text:span><text:span text:style-name="T23">Кто следующий готов рассказывать?</text:span></text:p>
      <text:p text:style-name="P28">Пинки дёрнулась на месте, но промолчала.</text:p>
      <text:p text:style-name="P2"><text:span text:style-name="T26">–</text:span><text:span text:style-name="T23"> Я расскажу, - шагнула вперёд радужная пегаска. </text:span><text:span text:style-name="T26">–</text:span><text:span text:style-name="T23"> Хотя вряд ли ты узнаешь что-то полезное. Там галиматья какая-то…</text:span><text:span text:style-name="T17">&gt;</text:span></text:p>
      <text:p text:style-name="P2"/>
      <text:p text:style-name="P2"><text:span text:style-name="T17">&lt;</text:span><text:span text:style-name="T23">Сон РД:</text:span></text:p>
      <text:p text:style-name="P28">...Неприятный зудящий звук, включается картинка. /сюжет из праздника падающих листьев (РД наблюдает саму себя) <text:span text:style-name="T17">–</text:span> original story <text:span text:style-name="T1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7">—</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17">—</text:span> она становится Пинкаминой из-за её сна <text:span text:style-name="T17">—</text:span> “Кексиков”. Также она видит во сне центр Эгрегора Эквестрии <text:span text:style-name="T17">—</text:span> Селестию. И она видит, как Селестия превращается в набор цифр и уходит в экран <text:span text:style-name="T17">—</text:span> в мир Терры.</text:p>
      <text:p text:style-name="P28">После чего происходит исчезновение Селестии. Макс + Шестёрка (без Пинки и Рэрити <text:span text:style-name="T1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6">—</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3"> Эгрегором Эквестрии. После чего пееренос на Землю на 10 лет назад. Начало написания “Последнего фанфика”.</text:span><text:span text:style-name="T17">&gt;</text:span></text:p>
      <text:p text:style-name="P14"/>
      <text:p text:style-name="P2"><text:span text:style-name="T17">–</text:span> Ну ладно, посижу ночью над книгами. Кто следующий? <text:span text:style-name="T17">– </text:span>Твайлайт посмотрела на Пинки, но та только тёрла копытом висок и морщила лоб, словно пытаясь что-то вспомнить.</text:p>
      <text:p text:style-name="P2"><text:span text:style-name="T17">–</text:span> Я расскажу, - шагнула вперёд радужная пегаска. <text:span text:style-name="T17">–</text:span> Хотя вряд ли ты узнаешь что-то полезное. Там дискордовщина какая-то…</text:p>
      <text:p text:style-name="P2"/>
      <text:h text:style-name="P12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7">–</text:span> У-у-у <text:span text:style-name="T17">–</text:span> промычала пегаска и попыталась спрятаться от него под одеялом. Но тут зазвонил будильник и остатки сна улетучились.</text:p>
      <text:p text:style-name="P2"><text:soft-page-break/>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7">–</text:span> Странно, я думала, буду последней. Ведь я опоздала на двадцать минут, а Флатти и Эй-Джей не любят опаздывать.<text:span text:style-name="T17">&lt;</text:span><text:span text:style-name="T24">Привести эти же фразы в оригинале</text:span><text:span text:style-name="T17">&gt;</text:span></text:p>
      <text:p text:style-name="P2"><text:span text:style-name="T17">–</text:span> Он<text:span text:style-name="T1">и</text:span> не придут. <text:span text:style-name="T17">–</text:span> Твайлайт закрыла фолиант и аккуратно вернула его на полку. <text:span text:style-name="T1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7">&lt;</text:span><text:span text:style-name="T23">…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17">–</text:span> Иногда хочется забыться, <text:span text:style-name="T17">–</text:span> перехватила мой взгляд Селестия, <text:span text:style-name="T17">–</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17">–</text:span> А водку у вас принято пить?</text:p>
      <text:p text:style-name="P2"><text:span text:style-name="T26">–</text:span><text:span text:style-name="T23"> Некоторые употребляют. Но правительница Эквестрии, пьющая водку </text:span><text:span text:style-name="T24">—</text:span><text:span text:style-name="T23"> это уже черезчур. </text:span><text:span text:style-name="T26">–</text:span><text:span text:style-name="T23"> Засмеялась Селестия. </text:span><text:span text:style-name="T26">–</text:span><text:span text:style-name="T23"> Не то, чтобы я не смогла справиться с последствиями опьянения, но поползут слухи, кривотолки… Со сплетнями не смогу справиться даже я.</text:span><text:span text:style-name="T1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7">–</text:span> Знакомься, Макс, <text:span text:style-name="T17">–</text:span> начала представлять человека Твайлайт. <text:span text:style-name="T17">–</text:span> Это Пинки Пай…</text:p>
      <text:p text:style-name="P2"><text:span text:style-name="T17">–</text:span> Очень приятно, Макс.</text:p>
      <text:p text:style-name="P20">“Макс? Его зовут Макс? Я помню его под другим именем. У него было двухсложное имя. Не помню…”</text:p>
      <text:p text:style-name="P2"><text:span text:style-name="T17">–</text:span> Рэрити. <text:span text:style-name="T17">–</text:span> Твайлайт представила светло-серую единорожку, которая чуть склонила голову в приветствии.</text:p>
      <text:p text:style-name="P2"><text:span text:style-name="T17">–</text:span> Макс. <text:span text:style-name="T17">–</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17">–</text:span> Рэйнбоу Дэш. <text:span text:style-name="T17">–</text:span> <text:span text:style-name="T1">п</text:span>редставилась Дэш, всё ещё пытаясь вспомнить нечто ускользающее.</text:p>
      <text:p text:style-name="P2"><text:span text:style-name="T17">–</text:span> Макс. <text:span text:style-name="T17">–</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1"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7">–</text:span> Ну это мы ещё посмотрим, <text:span text:style-name="T17">–</text:span> сцепив зубы, зло прищурилась пегаска.</text:p>
      <text:p text:style-name="P2"/>
      <text:h text:style-name="P12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7">&lt;</text:span><text:span text:style-name="T23">Концепция абсолютного зла. Вычеркнуть кого-то из бытия.</text:span></text:p>
      <text:p text:style-name="P2"><text:span text:style-name="T23">Пока идёт борьба за вычёркивание </text:span><text:span text:style-name="T24">—</text:span><text:span text:style-name="T23"> это вычёркивание является злом. Но когда вычёркивание произошло, зло исчезает </text:span><text:span text:style-name="T24">—</text:span><text:span text:style-name="T23"> т.к. вычеркнутого никогда не было, о нём никто не знает. Никто </text:span><text:span text:style-name="T24">—</text:span><text:span text:style-name="T23"> даже вычёркивающий</text:span><text:span text:style-name="T17">&gt;</text:span></text:p>
      <text:p text:style-name="P2"/>
      <text:h text:style-name="P12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7">&lt;</text:span><text:span text:style-name="T24">Именно эту сферу (уменьшеную до глобуса) покажет Анакорн Максу во время беседы</text:span><text:span text:style-name="T17">&gt;</text:span> Казалось, сфера хочет разлететься на тысячи подобных сфер, но какая-то сила удерживает их вместе…</text:p>
      <text:p text:style-name="P4">***</text:p>
      <text:p text:style-name="P2"><text:span text:style-name="T17">–</text:span> А дальше ты спихнула меня с него и стала приводить его в чувство. <text:span text:style-name="T17">–</text:span> <text:span text:style-name="T1">з</text:span>акончила рассказа Рэйнбоу Дэш.</text:p>
      <text:p text:style-name="P2"><text:span text:style-name="T17">–</text:span> Хм. Несколько эпизодов, включая рекурсивный сон. И опять сфера из светящихся точек. <text:span text:style-name="T17">–</text:span> <text:span text:style-name="T1">о</text:span>тметила Твайлайт.</text:p>
      <text:p text:style-name="P2"><text:span text:style-name="T17">–</text:span> Что такое “рекурсивный сон”?</text:p>
      <text:p text:style-name="P2"><text:span text:style-name="T1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7">–</text:span> Пинки, что с тобой? <text:span text:style-name="T17">–</text:span> Твайлайт склонилась над розовой пони. <text:span text:style-name="T17">–</text:span> У тебя волосы распрямились. И поседели.</text:p>
      <text:p text:style-name="P2"><text:span text:style-name="T17">–</text:span> Как поседели?! <text:span text:style-name="T17">–</text:span> <text:span text:style-name="T1">в</text:span>оскликнула Рэрити, тоже склоняясь над Пинки. <text:span text:style-name="T17">–</text:span> Дорогая, но ты слишком молода для седины! Я могу порекомендовать тебе очень хороший лосьон…</text:p>
      <text:p text:style-name="P2"><text:span text:style-name="T17">–</text:span> Дайте ей рассказать сон, <text:span text:style-name="T17">–</text:span> протиснулась между подруг РД. <text:span text:style-name="T17">–</text:span> Что ты…</text:p>
      <text:p text:style-name="P2"><text:span text:style-name="T17">–</text:span> А<text:span text:style-name="T1">АА</text:span>!!! <text:span text:style-name="T17">–</text:span> Пинки тонко вскрикнула и затряслась, глядя на РД полными ужаса глазами.</text:p>
      <text:p text:style-name="P2"><text:span text:style-name="T17">–</text:span> Ты чего? <text:span text:style-name="T1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7">–</text:span> Пинки, дорогая, успокойся, <text:span text:style-name="T17">–</text:span> успокоительно проворковала Рэрити, заслонив РД и принявшись обтирать ей лоб влажным полотенцем, <text:span text:style-name="T17">–</text:span> что бы это ни было, оно уже прошло. Ты проснулась.</text:p>
      <text:p text:style-name="P2"><text:span text:style-name="T17">–</text:span> Если тебе тяжело вспоминать сон, не мучайся, <text:span text:style-name="T17">–</text:span> обратилась Твайлайт.</text:p>
      <text:p text:style-name="P2"><text:span text:style-name="T17">–</text:span> Мне не тяжело, - пробормотала Пинки. Вид Рэрити её явно успокаивал. <text:span text:style-name="T1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7">–</text:span> Постой-постой, Пинки. Кто <text:span text:style-name="T1">—</text:span> она? Какое облако? Какая открытая дверь? <text:span text:style-name="T17">–</text:span> <text:span text:style-name="T1">з</text:span>апуталась Твайлайт.</text:p>
      <text:p text:style-name="P2"><text:span text:style-name="T17">–</text:span> Там была дверь. Неподалёку от шара. Или окно <text:span text:style-name="T1">—</text:span> не помню. В него прыгали пони из шара. И туда улетела Она в виде облака цифр. <text:span text:style-name="T17">–</text:span> Пинки растерялась и наморщила лоб, пытаясь вспомнить.</text:p>
      <text:p text:style-name="P2"><text:span text:style-name="T17">–</text:span> А кто такая “Она”? <text:span text:style-name="T17">–</text:span> не выдержала Дэш.</text:p>
      <text:p text:style-name="P2"><text:span text:style-name="T17">– </text:span><text:span text:style-name="T1">ААА</text:span>!!! <text:span text:style-name="T17">–</text:span> Пинки бросила взгляд на РД и забилась в истерике. <text:span text:style-name="T17">–</text:span> Дэш, пожалуйста, я не хотела! Это не я, я не могла! Просто не могла, пойми! Прости меня! <text:span text:style-name="T17">–</text:span> Розовая кобылка в беспамятстве опустилась на пол, закрывая глаза копытами.</text:p>
      <text:p text:style-name="P2"><text:span text:style-name="T17">–</text:span> Это неестественные страдания. <text:span text:style-name="T17">–</text:span> пробормотала Твайлайт. <text:span text:style-name="T17">–</text:span> Пинки никогда не впадала в отчаяние НАСТОЛЬКО глубоко. И по такому пустячному поводу, как какой-то сон.</text:p>
      <text:p text:style-name="P2"><text:span text:style-name="T17">–</text:span> Бедняжка, <text:span text:style-name="T17">–</text:span> прошептала Рэрити, <text:span text:style-name="T17">–</text:span> у неё сейчас вид как у <text:span text:style-name="T17">&lt;</text:span><text:span text:style-name="T23">сумасшедшей кобылы</text:span><text:span text:style-name="T1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7">–</text:span> Мда. <text:span text:style-name="T17">–</text:span> Твайлайт беспомощно уставилась в закрывшуюся дверь. <text:span text:style-name="T17">–</text:span> Индрэ не предупреждал о таких последствиях <text:span text:style-name="T17">&lt;</text:span><text:span text:style-name="T23">добавить сочувствия</text:span><text:span text:style-name="T17">&gt;</text:span>.</text:p>
      <text:p text:style-name="P2"/>
      <text:p text:style-name="P2"><text:span text:style-name="T17">&lt;</text:span><text:span text:style-name="T23">После этого случая Тавйлайт решает прекратить сеансы двойного сна. Сеанса с ЭйДжей и Флатти не будет</text:span><text:span text:style-name="T17">&gt;</text:span></text:p>
      <text:p text:style-name="P2"/>
      <text:h text:style-name="P121"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17">–</text:span> И в твоём мире нет пони-пегасов и пони-единорогов? Есть только земнопони? <text:span text:style-name="T17">–</text:span> допытывалась РД.</text:p>
      <text:p text:style-name="P2"><text:span text:style-name="T1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7">&lt;</text:span><text:span text:style-name="T24">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24">изменить причину удивления</text:span><text:span text:style-name="T1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7">–</text:span> Хм. Узнаю походку Твайлайт. Что-то случилось. <text:span text:style-name="T17">–</text:span> заметила <text:span text:style-name="T1">пегаска</text:span>.</text:p>
      <text:p text:style-name="P2">И впрямь, на запыхавшейся единорожке лица не было.</text:p>
      <text:p text:style-name="P2"><text:span text:style-name="T17">–</text:span> Она исчезла!!! <text:span text:style-name="T17">–</text:span> Твайлайт не могла отдышаться.</text:p>
      <text:p text:style-name="P2"><text:soft-page-break/><text:span text:style-name="T17">–</text:span> Кто <text:span text:style-name="T1">—</text:span> она??? <text:span text:style-name="T17">–</text:span> <text:span text:style-name="T1">х</text:span>ором воскликнули мы и переглянулись.</text:p>
      <text:p text:style-name="P2"><text:span text:style-name="T17">–</text:span> Прин-цес-са Се-лес-ти-я! <text:span text:style-name="T17">–</text:span> <text:span text:style-name="T1">п</text:span>о слогам отчеканила Твайлайт. <text:span text:style-name="T17">–</text:span> Только это между нами. Государственная тайна. Нас вызывают в Кантерлот.</text:p>
      <text:p text:style-name="P2"><text:span text:style-name="T17">–</text:span> Ну и дела, <text:span text:style-name="T17">–</text:span> покачала головой Д<text:span text:style-name="T1">эш</text:span>. <text:span text:style-name="T17">–</text:span> Я слетаю за остальными. Мы ещё успеем на вечерний поезд.</text:p>
      <text:p text:style-name="P2"><text:span text:style-name="T1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7">–</text:span> Рада видеть вас, мои дорогие, <text:span text:style-name="T17">–</text:span> поприветствовала Луна кобылок. Я удостоился едва заметного кивка. <text:span text:style-name="T17">–</text:span> А где элементы Щедрости и Веселья?</text:p>
      <text:p text:style-name="P2"><text:span text:style-name="T17">–</text:span> Рэрити осталась ухаживать за Пинки. Та очень больна, <text:span text:style-name="T17">–</text:span> выступила за всех Твайлайт. <text:span text:style-name="T17">–</text:span> Что произошло? Стража сказала нам…</text:p>
      <text:p text:style-name="P2"><text:span text:style-name="T17">–</text:span> Увы, они не солгали. Моя сестра пропала вчера утром. Стража видела её накануне вечером, но утром нашли только примятую постель. Я знаю, <text:span text:style-name="T17">–</text:span> тут Луна повернулась ко мне и с едва заметным сарказмом продолжила, <text:span text:style-name="T1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7">–</text:span> Не могу ничем помочь. Я знаю не больше твоего.</text:p>
      <text:p text:style-name="P2">Луна как будто ожидала такой ответ.</text:p>
      <text:p text:style-name="P2"><text:span text:style-name="T17">–</text:span> В таком случае мне понадобится твоя помощь, <text:span text:style-name="T17">–</text:span> Луна кивнула Твайлайт. <text:span text:style-name="T17">–</text:span> Ты была её ближайшей и лучшей ученицей и, я надеюсь, поможешь понять мне, где она находится сейчас.</text:p>
      <text:p text:style-name="P2"><text:span text:style-name="T17">–</text:span> Приложу все усилия, Ваше Высочество. Но мне понадобится провести некоторое время в библиотеке Кантерлота.</text:p>
      <text:p text:style-name="P2"><text:span text:style-name="T1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1" text:outline-level="2">Поиск решения</text:h>
      <text:p text:style-name="P81"/>
      <text:p text:style-name="P2"><text:span text:style-name="T1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17">&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14"/>
      <text:p text:style-name="P2"><text:span text:style-name="T17">&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3"> Луна создаёт обратный коридор в срок.</text:span><text:span text:style-name="T17">&gt;</text:span></text:p>
      <text:p text:style-name="P2"/>
      <text:h text:style-name="P121"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Откуда здесь взялся рухнувший Боинг?” <text:span text:style-name="T17">&lt;</text:span><text:span text:style-name="T24">Дуглас </text:span><text:span text:style-name="T26">—</text:span><text:span text:style-name="T24"> </text:span><text:span text:style-name="T26">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7">&lt;</text:span><text:span text:style-name="T23">высоко летать нельзя из-за молний</text:span><text:span text:style-name="T1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23">двухмесячной</text:span><text:span text:style-name="T17">&gt;</text:span> давности осталось лишь направление движения.</text:p>
      <text:p text:style-name="P2">И опять, как <text:span text:style-name="T17">&lt;</text:span><text:span text:style-name="T23">два</text:span><text:span text:style-name="T1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23">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23">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soft-page-break/>…</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12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23">три месяца</text:span><text:span text:style-name="T1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pan text:style-name="T17">&lt;\</text:span>Привет, Макс. Рад тебя видеть.</text:p>
      <text:p text:style-name="P20">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oft-page-break/><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pan text:style-name="T17">&lt;\</text:span>Решение:</text:p>
      <text:p text:style-name="P2"><text:span text:style-name="T17">&lt;\&lt;</text:span><text:span text:style-name="T23">Не следует противопоставлять злу ещё большее зло - это только усилит его — </text:span><text:span text:style-name="T24">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23">трёх</text:span><text:span text:style-name="T17">&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23">три месяца</text:span><text:span text:style-name="T17">&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17">&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23">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23">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23">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23">пять</text:span><text:span text:style-name="T17">&gt;</text:span>длинную прореху в куртке, <text:span text:style-name="T17">&lt;</text:span><text:span text:style-name="T23">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23">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23">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17">&lt;</text:span><text:span text:style-name="T23">уменьшить подозрения — о них должен догадаться Макс</text:span><text:span text:style-name="T1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23">улучшить</text:span><text:span text:style-name="T17">&gt;</text:span>. А тот случай, когда мне пришлось зашивать тебе куртку после нападения убийц <text:span text:style-name="T17">&lt;</text:span><text:span text:style-name="T23">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1" text:outline-level="2">След?</text:h>
      <text:p text:style-name="P81"/>
      <text:p text:style-name="P2"><text:span text:style-name="T17">&lt;</text:span><text:span text:style-name="T23">сначала эпизод - проверка сумки в серверной</text:span><text:span text:style-name="T17">&gt;</text:span></text:p>
      <text:p text:style-name="P2"><text:span text:style-name="T17">&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23">“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7">&lt;</text:span><text:span text:style-name="T23">расширить. Перед кафешкой - диалог с Флатти и ЭйДжей. Все думают, что наконец-то нашли </text:span><text:soft-page-break/><text:span text:style-name="T23">Селестию. Все ликуют</text:span><text:span text:style-name="T1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23">Расширить сцену в кафе. Ожидание, подьём и… падение ожиданий</text:span><text:span text:style-name="T1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7">&lt;</text:span><text:span text:style-name="T23">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1" text:outline-level="2">Озарение</text:h>
      <text:p text:style-name="P2"/>
      <text:p text:style-name="P2"><text:span text:style-name="T17">&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66"/>
      <text:p text:style-name="P67">-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1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1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17">– </text:span>Ну хорошо. Убедила. В конце-концов, можем поступить так. Вы с Флатти вернётесь обратно а я продолжу поиски здесь.</text:p>
      <text:p text:style-name="P66"><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17">– </text:span>Вы можете связываться со мной раз в месяц по коридору.</text:p>
      <text:p text:style-name="P66"><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17">– </text:span>Конечно оставаться. Кто ещё, кроме нас, может найти её?</text:p>
      <text:p text:style-name="P66"><text:span text:style-name="T17">– </text:span>Я думал, ты не сможешь оставить Энджела и всех остальных надолго.</text:p>
      <text:p text:style-name="P66"><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oft-page-break/><text:span text:style-name="T17">– </text:span>Извини, Флаттершай, забылся.</text:p>
      <text:p text:style-name="P71"><text:span text:style-name="T17">– </text:span>Та ладно, я ж не против, – возразила Эпплджек. – Не парься, Флатти. Было б хуже, если б он <text:s/>назвал меня Эпплджек на людях.</text:p>
      <text:p text:style-name="P71"><text:span text:style-name="T17">– </text:span>Ты так... – запнулась Флаттершай. – Так быстро забыла свою ферму. И...</text:p>
      <text:p text:style-name="P71"><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17">– </text:span>Как ты можешь так говорить? – расплакалась Флаттершай.</text:p>
      <text:p text:style-name="P71"><text:span text:style-name="T17">– </text:span>Эй, девушки, не ссорьтесь! Мы — одна команда! И надеюсь, останемся ею и в дальнейшем. </text:p>
      <text:list xml:id="list7792085800172155115" text:style-name="L5">
        <text:list-header>
          <text:p text:style-name="P11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17">– </text:span>А если нет? – Эпплджек смотрела мне мне прямо в глаза.</text:p>
      <text:list xml:id="list200051491346380" text:continue-numbering="true" text:style-name="L5">
        <text:list-header>
          <text:p text:style-name="P117">Я молча пожал плечами. Эпплджек уверенно продолжила.</text:p>
        </text:list-header>
      </text:list>
      <text:p text:style-name="P71"><text:span text:style-name="T1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17">– </text:span>Спасибо, ЭйДжей.</text:p>
      <text:p text:style-name="P71"><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0051975303055" text:continue-numbering="true" text:style-name="L5">
        <text:list-header>
          <text:p text:style-name="P117">Флаттершай пробормотала нечто, показавшееся мне знакомым.</text:p>
        </text:list-header>
      </text:list>
      <text:p text:style-name="P71"><text:span text:style-name="T17">– </text:span>Флатти, ты что-то сказала? Я не расслышал.</text:p>
      <text:p text:style-name="P71"><text:span text:style-name="T17">– </text:span>Намерение Изменяет Реальность.</text:p>
      <text:p text:style-name="P71"><text:span text:style-name="T17">– </text:span>Эээ. А где ты слышала эту фразу, если не секрет?</text:p>
      <text:p text:style-name="P71"><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0053436122184" text:continue-numbering="true" text:style-name="L5">
        <text:list-header>
          <text:p text:style-name="P117">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17">– </text:span>Флатти, ЭйДжей, буду через час. Ждите!</text:p>
      <text:p text:style-name="P66"/>
      <text:h text:style-name="P122"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17">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text:soft-page-break/>–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22" text:outline-level="2">Дискорд</text:h>
      <text:p text:style-name="P81"/>
      <text:p text:style-name="P79">Девушки поспешно собирались, пока я растолковывал им задачу.</text:p>
      <text:p text:style-name="P79"><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17">– </text:span>Это тот твой приятель, который разбился с полгода назад? – спросила Эпплджек.</text:p>
      <text:p text:style-name="P79"><text:span text:style-name="T17">– </text:span>Да, это он.</text:p>
      <text:p text:style-name="P79"><text:span text:style-name="T17">– </text:span>А как мы попадём в его квартиру? Там сейчас кто-то живёт? – Флаттершай прыгала на одной ноге, натягивая кед.</text:p>
      <text:p text:style-name="P79"><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23">Плохо написано!</text:span><text:span text:style-name="T17">&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oft-page-break/><text:span text:style-name="T17">– </text:span>Макс, что случилось? У нас проблемы?</text:p>
      <text:p text:style-name="P80"><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17">– </text:span>Так что, будем ломать дверь? – Эпплджек критически осмотрелась, подмечая бабулек на лавочке и зевак во внутреннем скверике.</text:p>
      <text:p text:style-name="P80"><text:span text:style-name="T17">– </text:span>Нет нужды. Лучше станьте-ка сзади меня так, чтобы заслонить от этих бабулек и от вооон той камеры наблюдения.</text:p>
      <text:list xml:id="list7627655769926734745" text:style-name="L6">
        <text:list-header>
          <text:p text:style-name="P11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97"><text:span text:style-name="T17">–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97"><text:span text:style-name="T17">– </text:span>Макс, тут окно разбито! И верёвка какая-то висит. – крикнула Флаттершай из кухни.</text:p>
      <text:p text:style-name="P97"><text:span text:style-name="T17">– </text:span>Оставь, Флатти, не сейчас! – отмахнулся я.</text:p>
      <text:p text:style-name="P103">Лампочка питания на ноутбуке горела, <text:s/>но подключенный монитор оставался тёмным. Я постучал по пробелу, но безрезультатно.</text:p>
      <text:p text:style-name="P97"><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97"><text:span text:style-name="T17">– </text:span>Монитор выключен. – <text:s/>раздалось из угла. Кресло с высокой спинкой повернулось, открыв нашим взорам Дискорда. </text:p>
      <text:p text:style-name="P9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7">Он приподнял панамку, дурашливо здороваясь.</text:p>
      <text:p text:style-name="P97"><text:span text:style-name="T17">– </text:span>Оп-па! – пробормотала Эпплджек. – Нежданчик!</text:p>
      <text:p text:style-name="P97"><text:span text:style-name="T17">– </text:span>Ты, я вижу, времени не терял, – моя рука под прикрытием стола медленно тянулась к тяжёлой фарфоровой кружке, стоящей на краю.</text:p>
      <text:p text:style-name="P82"><text:soft-page-break/><text:span text:style-name="T1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17">– </text:span>А почему ты вообще решил искать нас тут? – спросила Эпплджек. – Приехал бы домой. Мы б тебя чаем напоили.</text:p>
      <text:p text:style-name="P82"><text:span text:style-name="T17">– </text:span>Видишь ли, дорогая Эй-Джей, я с самого начала знал, где находится наша уважаемая принцесса, а времени в обрез, так что...</text:p>
      <text:p text:style-name="P87">В проёме дверей появилась Флаттершай.</text:p>
      <text:p text:style-name="P82"><text:span text:style-name="T17">– </text:span>С кем это вы тут разговариваете?</text:p>
      <text:list xml:id="list7720439239683665651" text:style-name="L7">
        <text:list-header>
          <text:p text:style-name="P12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7">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97">На лице Дискорда появилось удивлённо-мечтательное выражение и он вырубился.</text:p>
      <text:p text:style-name="P97"/>
      <text:h text:style-name="P121" text:outline-level="2">Селестия</text:h>
      <text:p text:style-name="P97"/>
      <text:p text:style-name="P97">Включенный монитор показал схематическое изображение Селестиии, </text:p>
      <text:p text:style-name="P98">&gt;\<text:span text:style-name="T1">Привет, Селестия. Это Макс. Как себя чувствуешь?</text:span></text:p>
      <text:p text:style-name="P98">&lt;\<text:span text:style-name="T1">Макс? МАКС??? МА-А-А-АКС!!! НАКОНЕЦ-ТО! КАК Я РАДА ТЕБЯ СЛЫШАТЬ! </text:span></text:p>
      <text:p text:style-name="P98">&gt;\<text:span text:style-name="T1">Я рад, что нашёл тебя, Тия.</text:span></text:p>
      <text:p text:style-name="P9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8">&gt;\<text:span text:style-name="T1">Тия, я сейчас подключу микрофон и колонки, и мы сможем общаться более удобно.</text:span></text:p>
      <text:p text:style-name="P97">…</text:p>
      <text:p text:style-name="P97">– Привет опять. Как ты меня слышишь?</text:p>
      <text:p text:style-name="P9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8">– <text:span text:style-name="T1">Могу себе представить. Как-то раз я провёл три часа камере сенсорной депривации. Мне не понравилось.</text:span></text:p>
      <text:p text:style-name="P97">– Эммм... Ваше Высочество, вы в порядке? Мы так рады, что наконец-то нашли Вас! – вклинилась в разговор Эпплджек.</text:p>
      <text:p text:style-name="P97"><text:soft-page-break/>– Кто тут? Макс, кто ещё с тобой?</text:p>
      <text:p text:style-name="P98"><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8">– <text:span text:style-name="T1">Девочки? Я рада вас слышать. А Твайлайт нет рядом?</text:span></text:p>
      <text:p text:style-name="P9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7">При этих словах Дискорд замычал и задёргался. Эпплджек нахмурилась и проверила верёвки, привязывающие его к спинке стула.</text:p>
      <text:p text:style-name="P9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7">– Ноутбук — так называется место, где я нахожусь сейчас? А кто это мычит?</text:p>
      <text:p text:style-name="P9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7">– О, духи предков, но зачем??? Почему у него кляп во рту?</text:p>
      <text:p text:style-name="P97">– Мы связали его. Он нас предал. И тебя. И Эквестрию. Всех.</text:p>
      <text:p text:style-name="P97">При этих словах Эпплджек и Флаттершай непонимающе уставились на меня, а Дискорд протестующе замычал.</text:p>
      <text:p text:style-name="P97">Я начал рассказывать о своих догадках, и непонимающее выражение на лицах девушек сменилось удивлением.</text:p>
      <text:p text:style-name="P9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7">– А зачем тогда ты приложила его книгой? – непонимающе уставился я на неё.</text:p>
      <text:p text:style-name="P97">– Потому что ты напал на него. Я и подумала — тебе виднее. И подсобила.</text:p>
      <text:p text:style-name="P97">Флаттершай отрицающе мотнула головой.</text:p>
      <text:p text:style-name="P97">– Не может Дискорд быть предателем. Он мой друг.</text:p>
      <text:p text:style-name="P97">Дискорд благодарственно замычал и закивал головой.</text:p>
      <text:p text:style-name="P9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7">Дискорд завёл глаза на лоб и обречённо завыл.</text:p>
      <text:p text:style-name="P97">– Макс, постой. Дай мне поговорить с ним. – сказала Селестия. – Не могу поверить, что Дискорд на такое пошёл.</text:p>
      <text:p text:style-name="P97">– Ну хорошо. Поговори. Послушаем, что он скажет.</text:p>
      <text:p text:style-name="P97">Я красноречиво покачал кулак перед его носом и вытащил кляп.</text:p>
      <text:p text:style-name="P97">...</text:p>
      <text:p text:style-name="P88">– Ффы, тьфу, пффф, пфу! <text:span text:style-name="T17">&lt;</text:span><text:span text:style-name="T23">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88">– Это я-то устраиваю цирк?!! ДА ТЫ НА СЕБЯ ПОСМОТРИ, КЛОУН!!! На людей кидаешься, чашками бросаешься, вон, мне нос разбил! Дерёшься...</text:p>
      <text:p text:style-name="P88">Я угрожающе поднёс тряпку к лицу Дискорда.</text:p>
      <text:p text:style-name="P88"><text:soft-page-break/>– Ещё одно слово в таком тоне, и ты заткнёшься, а мы уйдём в Эквестрию без тебя!</text:p>
      <text:p text:style-name="P8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8">Дискорд демонстративно закрыл рот и посвистывая уставился в потолок.</text:p>
      <text:p text:style-name="P88">Разговор зашёл в тупик.</text:p>
      <text:p text:style-name="P91"/>
      <text:p text:style-name="P92">На мониторе высветился текст:</text:p>
      <text:p text:style-name="P9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2"/>
      <text:p text:style-name="P92">Из колонок послышался лёгкий шорох.</text:p>
      <text:p text:style-name="P88">– Дик, сейчас не время для ссор. – голос Селестии был мягким, но настойчивым. – Мы в одной лодке.</text:p>
      <text:p text:style-name="P88">– Тебе легко говорить! Тебе не разбивали нос и не оскорбляли угрозами!</text:p>
      <text:p text:style-name="P88">– Ты должен понимать, что у Макса были все основания так себя вести. Твоё поведение вызвало подозрения у него, ведь он мало тебя знает. </text:p>
      <text:p text:style-name="P88">К уговорам Селестии присоединилась Флаттершай.</text:p>
      <text:p text:style-name="P88">– Дискорд, миленький, прости его. Макс хороший. Он просто не знал, что ты тоже хороший...</text:p>
      <text:p text:style-name="P88">У Дискорда покраснели уши и он засмущался и заворчал.</text:p>
      <text:p text:style-name="P8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8">Я пропустил «дятла» мимо ушей.</text:p>
      <text:p text:style-name="P9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9">***</text:p>
      <text:p text:style-name="P8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8">Потому разбрасываться такой возможностью не стоит. Если уж тебе повезло оказаться в новом мире — исследуй его сполна!..</text:p>
      <text:p text:style-name="P89">***</text:p>
      <text:p text:style-name="P94"><text:soft-page-break/>&lt;<text:span text:style-name="T24">сюда можно вставить похождения Дискорда — вторая неопубликованная глава. Первая — секс с Селестией</text:span>&gt;</text:p>
      <text:p text:style-name="P89">***</text:p>
      <text:p text:style-name="P92">– Развяжите мне, наконец, руки! Или хотя бы одну. Плечами жестикулировать неудобно.... </text:p>
      <text:p text:style-name="P92">Я развязал Дискорду левую руку.</text:p>
      <text:p text:style-name="P9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2">Дискорд принялся разминать затёкшее запястье.</text:p>
      <text:p text:style-name="P9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2">– Какое письмо, Корди? – вскинулась до этого зачарованно слушавшая Дискорда Флаттершай.</text:p>
      <text:p text:style-name="P92">– Ну ваше же! Вы с Эпплджек написали мне о своих мытарствах тут. Вежливо так написали, спасибо...</text:p>
      <text:p text:style-name="P92">Флаттершай покрылась пунцовыми пятнами.</text:p>
      <text:p text:style-name="P92">– Я... Мы... – тут она совсем стушевалась.</text:p>
      <text:p text:style-name="P92">– Так а почему ты сказал, что никто не уйдёт в Эквестрию? – наконец перебила Дискорда скучавшая до этого Эпплджек.</text:p>
      <text:p text:style-name="P92">Дискорд уставился на неё долгим взглядом, а потом хлопнул себя по лбу.</text:p>
      <text:p text:style-name="P9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19">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7">&gt;</text:span></text:p>
      <text:p text:style-name="P92">– И что? – продолжила его мысль Эпплджек.</text:p>
      <text:p text:style-name="P92">– Эквестрийские <text:span text:style-name="T17">&lt;</text:span><text:span text:style-name="T23">три месяца</text:span><text:span text:style-name="T17">&gt;</text:span> КО-РО-ЧЕ местных. – с нажимом повторил Дискорд. – По моим подсчётам, на два дня.</text:p>
      <text:p text:style-name="P92">– И?!! – до меня уже дошло, но Эпплджек продолжала тупить.</text:p>
      <text:p text:style-name="P92">– Короче, времени у нас осталось что-то около пятнадцати минут. Или около того. – заявил Дискорд, поднеся к глазам запястье с массивными часами.</text:p>
      <text:p text:style-name="P92">– СКОЛЬКО??? – воскликнули хором я и девушки.</text:p>
      <text:p text:style-name="P92">Дискорд открыл было рот, но его слова заглушил звонок в дверь.</text:p>
      <text:p text:style-name="P92">– ОТКРОЙТЕ, ПОЛИЦИЯ! Вам даётся полминуты, чтобы открыть дверь. Через тридцать секунд дверь будет выбита!</text:p>
      <text:p text:style-name="P9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2"><text:soft-page-break/>Блядь!</text:p>
      <text:p text:style-name="P92">– На крышу, живо!!! Через окно на кухне! – зашипел Дискорд, отчаянно дёргая узлы свободной рукой.</text:p>
      <text:p text:style-name="P92">Эпплджек, одной рукой сгребя в охапку ноутбук, второй увлекая Флаттершай, кинулась на кухню.</text:p>
      <text:p text:style-name="P92">– А толку? Куда мы с крыши денемся? – спросил я растерянно. Дискорд только раздражённо зарычал в ответ.</text:p>
      <text:p text:style-name="P88">Дверь содрогнулась от мощного удара. Послышался стук падающей штукатурки. Я сломя голову кинулся на кухню.</text:p>
      <text:p text:style-name="P88">– Развяжи меня, идиот!!! – гаркнул вдогонку Дискорд.</text:p>
      <text:p text:style-name="P8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8">– Давай на крышу! Я догоню! – рявкнул он, освобождая вторую руку.</text:p>
      <text:p text:style-name="P88">От второго удара дверная коробка крякнула и наполовину въехала в коридор. </text:p>
      <text:p text:style-name="P8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8">Верёвка в кухонном окне дёргалась от движений лезущих по ней Флатти и Эпплджек. Я словил её рукой и стал на подоконник.</text:p>
      <text:p text:style-name="P88">Чёрт!</text:p>
      <text:p text:style-name="P8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8">Но нет, триста тысяч чертей, раз девушки смогли – я тоже смогу!</text:p>
      <text:p text:style-name="P8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8">Я успел сократить расстояние до Эпплджек наполовину, когда девушки нашли решение.</text:p>
      <text:p text:style-name="P8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8">Я выдохнул.</text:p>
      <text:p text:style-name="P8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8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8">Чёрт! Чёрт! Чёрт! Чёрт!</text:p>
      <text:p text:style-name="P88">Бля!!!...</text:p>
      <text:p text:style-name="P88">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88"/>
      <text:h text:style-name="P121" text:outline-level="2">Назад, в Эквестрию</text:h>
      <text:p text:style-name="P88"/>
      <text:p text:style-name="P88">Долго паниковать не пришлось. </text:p>
      <text:p text:style-name="P88">Я почувствовал сильный рывок за шиворот и захват поперёк груди. </text:p>
      <text:p text:style-name="P88">– ОТПУСТИ ДЕВЧОНКУ!!! – загрохотало мне в ухо. Я открыл глаза.</text:p>
      <text:p text:style-name="P8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8">Я чуть поднял глаза и уставился в чешуйчатую морду дракона.</text:p>
      <text:p text:style-name="P88">– Отпусти Эпплджек. Я её держу. – повторил Дискорд. – Мне сбалансироваться надо. Вы не такие уж и лёгкие.</text:p>
      <text:p text:style-name="P8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8">Наконец это ему удалось, и дальнейший подъём на крышу происходил в молчании.</text:p>
      <text:p text:style-name="P8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8">Флаттершай оторвала заплаканное лицо от моей ветровки.</text:p>
      <text:p text:style-name="P88">– Да-да, ты прав, Корди. Я готова.</text:p>
      <text:p text:style-name="P88">На длинной шее Дискорда разместились Эпплджек и Флаттершай. Я, для сохранения баланса, разместился позади крыльев.</text:p>
      <text:p text:style-name="P88">Дискорд расправил крылья и начал короткую пробежку к краю.</text:p>
      <text:p text:style-name="P9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8">И мы полетели навстречу закату.</text:p>
      <text:p text:style-name="P8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text:soft-page-break/>выскакивать тёмные фигурки.</text:p>
      <text:p text:style-name="P88">Впереди по курсу увеличивалась громада моей высотки. Дискорд летел прямо на разрыв в ограждении, который я проделал <text:span text:style-name="T17">&lt;</text:span><text:span text:style-name="T23">полгода</text:span><text:span text:style-name="T17">&gt;</text:span> назад своим проходом в Эквестрию.</text:p>
      <text:p text:style-name="P8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8">– Пристегните ремни! – проревел Дискорд, резко ускоряясь. – Будет весело!!!</text:p>
      <text:p text:style-name="P8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8">– ЙУУУУУУУХХХУУУУУ!!! – заорал Дискорд, сложил крылья и врезался в шар.</text:p>
      <text:p text:style-name="P93">&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17">– </text:span><text:span text:style-name="T1">Демиург.</text:span></text:p>
      <text:p text:style-name="P66"><text:span text:style-name="T1">– </text:span>П-привет. Макс. <text:span text:style-name="T1">– в</text:span> смятении представился я.</text:p>
      <text:p text:style-name="P66"><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24">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21">–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17">&lt;</text:span>упомянуть в эпизоде на Терре, что МЛП-сериал закрылся год назад<text:span text:style-name="T17">&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text:soft-page-break/>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17">&lt;</text:span><text:span text:style-name="T26">чёрт</text:span><text:span text:style-name="T17">&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9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9">– Хорошо. Уболтал. Кьютимарки беру на себя. Так и знал, что мне самое трудное достанется!</text:p>
      <text:p text:style-name="P99"><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9">Анакорн проследил мой взгляд.</text:p>
      <text:p text:style-name="P99">– Нечего так смотреть. Если я стану применять магию вместо ловкости, теряется весь смысл упражнения... О, глянь-ка на Эквус!</text:p>
      <text:p text:style-name="P99">И впрямь, было на что посмотреть. Уровень помех на модели Эквуса значительно снизился и сама она стала светиться ровным голубоватым светом.</text:p>
      <text:p text:style-name="P9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9"/>
      <text:p text:style-name="P101">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2"/>
      <text:p text:style-name="P10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101"/>
      <text:p text:style-name="P99">Я опять задумался. В голове было пусто. Хотя, если подумать с точки зрения программиста, можно... Наверное можно, раз все предыдущее прокатило...</text:p>
      <text:p text:style-name="P100">–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0">– Не понял? Это как? Как ты совместишь разрушенную магическими войнами Эквестрию с романтически-сексуальным раем для попаданцев?</text:p>
      <text:p text:style-name="P100"><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0">Анакорн долго мусолил карандаш, а потом вдруг заржал.</text:p>
      <text:p text:style-name="P100"><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0"><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00">Анакорн примирительно похлопал меня по плечу.</text:p>
      <text:p text:style-name="P100"><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0">Я подозрительно посмотрел на Анакорна.</text:p>
      <text:p text:style-name="P100"><text:span text:style-name="T17">– </text:span>Какой ещё, нафиг, «мой фанфик»? Я никакого фанфика не писал. И не собираюсь, вообще-то.</text:p>
      <text:p text:style-name="P100">Анакорн ехидно ухмыльнулся и откинулся в кресле, переплетя пальцы за затылком.</text:p>
      <text:p text:style-name="P100"><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9"><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9"><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9"><text:span text:style-name="T17">– </text:span>Факн щит<text:note text:id="ftn12" text:note-class="footnote"><text:note-citation>12</text:note-citation><text:note-body><text:p text:style-name="P9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9">Анакорн развёл руками.</text:p>
      <text:p text:style-name="P99"><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9">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71"><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17">&lt;</text:span><text:span text:style-name="T23">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text:soft-page-break/>– Ты ещё увидишь пару снов на прощание. Удачи!</text:p>
      <text:p text:style-name="P71"/>
      <text:p text:style-name="P72">***</text:p>
      <text:p text:style-name="P71">– Привет, Макс. – образ Селестии снова реял передо мной, как <text:span text:style-name="T17">&lt;</text:span><text:span text:style-name="T23">полгода</text:span><text:span text:style-name="T17">&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8">Селестия кивнула, соглашаясь, и образ её начал меркнуть.</text:p>
      <text:p text:style-name="P93">– <text:span text:style-name="T1">Окей. Будь счастлив и... спасибо тебе за всё, Макс.</text:span></text:p>
      <text:p text:style-name="P88">…</text:p>
      <text:p text:style-name="P9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8">Он нахлобучил на себя невесть откуда взявшуюся двууголку.</text:p>
      <text:p text:style-name="P88">– Как вам это нравится, господа?! Дискорд — спаситель Эквестрии! А ведь звучит!!! Разрешите откланяться!..</text:p>
      <text:p text:style-name="P88"/>
      <text:list xml:id="list3536758242851683795" text:style-name="L8">
        <text:list-header>
          <text:p text:style-name="P119">(<text:span text:style-name="T28">Луна — как повелительница снов, слышала разговор Макса с Анакорном</text:span>)</text:p>
          <text:p text:style-name="P120"/>
        </text:list-header>
      </text:list>
      <text:p text:style-name="P89">***</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66">Я опустил руку на шею Дэш и ощутил теплоту и лёгкое покалывание в пустоте.</text:p>
      <text:p text:style-name="P66"><text:span text:style-name="T17">–</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21" text:outline-level="2">Земля</text:h>
      <text:p text:style-name="P69">Музыкальная тема из бегущего по лезвию бритвы — <text:span text:style-name="T17">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24">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23">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8T20:00:50.862019361</dc:date>
    <meta:editing-duration>P41DT7H1M11S</meta:editing-duration>
    <meta:editing-cycles>1419</meta:editing-cycles>
    <meta:generator>LibreOffice/5.0.2.2$Linux_X86_64 LibreOffice_project/00m0$Build-2</meta:generator>
    <meta:document-statistic meta:table-count="0" meta:image-count="0" meta:object-count="0" meta:page-count="108" meta:paragraph-count="2237" meta:word-count="49267" meta:character-count="327935" meta:non-whitespace-character-count="278520"/>
  </office:meta>
</office:document-meta>
</file>